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10645833333333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6.77333333333333cm" style:use-optimal-column-width="true"/>
    </style:style>
    <style:style style:name="co6" style:family="table-column">
      <style:table-column-properties fo:break-before="auto" style:column-width="10.00125cm" style:use-optimal-column-width="true"/>
    </style:style>
    <style:style style:name="co7" style:family="table-column">
      <style:table-column-properties fo:break-before="auto" style:column-width="4.365625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7.5pt" style:use-optimal-row-height="true" fo:break-before="auto"/>
    </style:style>
    <style:style style:name="ro3" style:family="table-row">
      <style:table-row-properties style:row-height="104.25pt" style:use-optimal-row-height="false" fo:break-before="auto"/>
    </style:style>
    <style:style style:name="ro4" style:family="table-row">
      <style:table-row-properties style:row-height="93.75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formatione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Testfall 03 – Instationäre Wärmeleitung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Hinweis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5" table:number-rows-spanned="1" table:style-name="ce8">
            <text:p>Bitte im Feld mit dem Titel "Informationen" sowohl den Bearbeiter als auch das verwendete Programm und die Versionsnummer eintragen. Zudem können erläuternde Notizen zur Modellierung oder Simulation eingetragen werden.</text:p>
            <text:p/>
          </table:table-cell>
          <table:covered-table-cell table:number-columns-repeated="4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Informationen über Programm und Bearbeitun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9">
            <text:p>Bearbeiter:</text:p>
          </table:table-cell>
          <table:covered-table-cell/>
          <table:table-cell office:value-type="string" table:style-name="ce4">
            <text:p>XXX</text:p>
          </table:table-cell>
          <table:table-cell table:style-name="ce4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10">
            <text:p>Verwendetes Programm und Version:</text:p>
          </table:table-cell>
          <table:covered-table-cell/>
          <table:table-cell office:value-type="string" table:style-name="ce1">
            <text:p>XXX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7">
            <text:p>Notizen:</text:p>
          </table:table-cell>
          <table:table-cell table:number-columns-repeated="3" table:style-name="ce1"/>
          <table:table-cell table:style-name="ce6"/>
          <table:table-cell table:number-columns-repeated="16378"/>
        </table:table-row>
        <table:table-row table:style-name="ro4">
          <table:table-cell/>
          <table:table-cell table:number-columns-spanned="5" table:number-rows-spanned="1" table:style-name="ce11"/>
          <table:covered-table-cell table:number-columns-repeated="4"/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Ergebnisse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number-columns-repeated="2" table:style-name="ce3"/>
          <table:table-cell office:value-type="string" table:style-name="ce3">
            <text:p>Außenlufttemperatur</text:p>
          </table:table-cell>
          <table:table-cell office:value-type="string" table:number-columns-spanned="4" table:number-rows-spanned="1" table:style-name="ce14">
            <text:p>Innenlufttemperatur</text:p>
          </table:table-cell>
          <table:covered-table-cell table:number-columns-repeated="3"/>
          <table:table-cell table:number-columns-repeated="16377"/>
        </table:table-row>
        <table:table-row table:style-name="ro5">
          <table:table-cell office:value-type="string" table:style-name="ce12">
            <text:p>Datum/Zeit</text:p>
          </table:table-cell>
          <table:table-cell office:value-type="string" table:style-name="ce12">
            <text:p>Zeit [h]</text:p>
          </table:table-cell>
          <table:table-cell office:value-type="string" table:style-name="ce12">
            <text:p>Außenlufttemperatur [C]</text:p>
          </table:table-cell>
          <table:table-cell office:value-type="string" table:style-name="ce12">
            <text:p>Variante 3.1 Raumlufttemperatur [C]</text:p>
          </table:table-cell>
          <table:table-cell office:value-type="string" table:style-name="ce12">
            <text:p>Variante 3.2 Raumlufttemperatur [C]</text:p>
          </table:table-cell>
          <table:table-cell office:value-type="string" table:style-name="ce12">
            <text:p>Variante 3.3 Raumlufttemperatur [C]</text:p>
          </table:table-cell>
          <table:table-cell office:value-type="string" table:style-name="ce12">
            <text:p>Variante 3.4 Raumlufttemperatur [C]</text:p>
          </table:table-cell>
          <table:table-cell table:number-columns-repeated="16377"/>
        </table:table-row>
        <table:table-row table:style-name="ro1">
          <table:table-cell office:value-type="date" office:date-value="2001-01-01T00:00:00" table:style-name="ce13">
            <text:p>01.01. 00:0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1:00:00" table:style-name="ce13">
            <text:p>01.01. 01:0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2:00:00" table:style-name="ce13">
            <text:p>01.01. 02:0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2:59:59" table:style-name="ce13">
            <text:p>01.01. 02:59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4:00:00" table:style-name="ce13">
            <text:p>01.01. 04:0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5:00:00" table:style-name="ce13">
            <text:p>01.01. 05: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5:59:59" table:style-name="ce13">
            <text:p>01.01. 05:59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7:00:00" table:style-name="ce13">
            <text:p>01.01. 07:0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8:00:00" table:style-name="ce13">
            <text:p>01.01. 08:0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08:59:59" table:style-name="ce13">
            <text:p>01.01. 08:59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10:00:00" table:style-name="ce13">
            <text:p>01.01. 10:0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11:00:00" table:style-name="ce13">
            <text:p>01.01. 11:00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11:59:59" table:style-name="ce13">
            <text:p>01.01. 11:5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13:00:00" table:style-name="ce13">
            <text:p>01.01. 13:00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01-01-01T14:00:00" table:style-name="ce13">
            <text:p>01.01. 14:0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14:59:59" table:style-name="ce13">
            <text:p>01.01. 14:59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16:00:00" table:style-name="ce13">
            <text:p>01.01. 16:00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17:00:00" table:style-name="ce13">
            <text:p>01.01. 17:0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17:59:59" table:style-name="ce13">
            <text:p>01.01. 17:5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19:00:00" table:style-name="ce13">
            <text:p>01.01. 19:0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20:00:00" table:style-name="ce13">
            <text:p>01.01. 20:0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20:59:59" table:style-name="ce13">
            <text:p>01.01. 20:5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22:00:00" table:style-name="ce13">
            <text:p>01.01. 22:00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23:00:00" table:style-name="ce13">
            <text:p>01.01. 23:00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1T23:59:59" table:style-name="ce13">
            <text:p>01.01. 23:59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1:00:00" table:style-name="ce13">
            <text:p>02.01. 01:0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2:00:00" table:style-name="ce13">
            <text:p>02.01. 02:0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2:59:59" table:style-name="ce13">
            <text:p>02.01. 02:59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4:00:00" table:style-name="ce13">
            <text:p>02.01. 04:0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5:00:00" table:style-name="ce13">
            <text:p>02.01. 05:00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5:59:59" table:style-name="ce13">
            <text:p>02.01. 05:59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7:00:00" table:style-name="ce13">
            <text:p>02.01. 07:00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8:00:00" table:style-name="ce13">
            <text:p>02.01. 08:00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08:59:59" table:style-name="ce13">
            <text:p>02.01. 08:59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0:00:00" table:style-name="ce13">
            <text:p>02.01. 10:00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1:00:00" table:style-name="ce13">
            <text:p>02.01. 11:0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1:59:59" table:style-name="ce13">
            <text:p>02.01. 11:59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3:00:00" table:style-name="ce13">
            <text:p>02.01. 13:00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4:00:00" table:style-name="ce13">
            <text:p>02.01. 14:00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4:59:59" table:style-name="ce13">
            <text:p>02.01. 14:59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6:00:00" table:style-name="ce13">
            <text:p>02.01. 16:0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7:00:00" table:style-name="ce13">
            <text:p>02.01. 17:00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7:59:59" table:style-name="ce13">
            <text:p>02.01. 17:59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19:00:00" table:style-name="ce13">
            <text:p>02.01. 19:00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20:00:00" table:style-name="ce13">
            <text:p>02.01. 20:00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20:59:59" table:style-name="ce13">
            <text:p>02.01. 20:59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21:59:59" table:style-name="ce13">
            <text:p>02.01. 21:59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22:59:59" table:style-name="ce13">
            <text:p>02.01. 22:59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2T23:59:59" table:style-name="ce13">
            <text:p>02.01. 23:59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0:59:59" table:style-name="ce13">
            <text:p>03.01. 00:59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1:59:59" table:style-name="ce13">
            <text:p>03.01. 01:59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2:59:59" table:style-name="ce13">
            <text:p>03.01. 02:59</text:p>
          </table:table-cell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4:00:00" table:style-name="ce13">
            <text:p>03.01. 04:00</text:p>
          </table:table-cell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5:00:00" table:style-name="ce13">
            <text:p>03.01. 05:00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5:59:59" table:style-name="ce13">
            <text:p>03.01. 05:59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7:00:00" table:style-name="ce13">
            <text:p>03.01. 07:00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8:00:00" table:style-name="ce13">
            <text:p>03.01. 08:00</text:p>
          </table:table-cell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08:59:59" table:style-name="ce13">
            <text:p>03.01. 08:59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0:00:00" table:style-name="ce13">
            <text:p>03.01. 10:00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1:00:00" table:style-name="ce13">
            <text:p>03.01. 11:00</text:p>
          </table:table-cell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1:59:59" table:style-name="ce13">
            <text:p>03.01. 11:59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3:00:00" table:style-name="ce13">
            <text:p>03.01. 13:00</text:p>
          </table:table-cell>
          <table:table-cell office:value-type="float" office:value="61" table:style-name="ce1">
            <text:p>6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4:00:00" table:style-name="ce13">
            <text:p>03.01. 14:00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4:59:59" table:style-name="ce13">
            <text:p>03.01. 14:59</text:p>
          </table:table-cell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6:00:00" table:style-name="ce13">
            <text:p>03.01. 16:00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7:00:00" table:style-name="ce13">
            <text:p>03.01. 17:00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7:59:59" table:style-name="ce13">
            <text:p>03.01. 17:59</text:p>
          </table:table-cell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19:00:00" table:style-name="ce13">
            <text:p>03.01. 19:00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20:00:00" table:style-name="ce13">
            <text:p>03.01. 20:00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20:59:59" table:style-name="ce13">
            <text:p>03.01. 20:59</text:p>
          </table:table-cell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22:00:00" table:style-name="ce13">
            <text:p>03.01. 22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23:00:00" table:style-name="ce13">
            <text:p>03.01. 23:00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3T23:59:59" table:style-name="ce13">
            <text:p>03.01. 23:59</text:p>
          </table:table-cell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1:00:00" table:style-name="ce13">
            <text:p>04.01. 01:00</text:p>
          </table:table-cell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2:00:00" table:style-name="ce13">
            <text:p>04.01. 02:00</text:p>
          </table:table-cell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2:59:59" table:style-name="ce13">
            <text:p>04.01. 02:59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4:00:00" table:style-name="ce13">
            <text:p>04.01. 04:00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5:00:00" table:style-name="ce13">
            <text:p>04.01. 05:00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5:59:59" table:style-name="ce13">
            <text:p>04.01. 05:59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7:00:00" table:style-name="ce13">
            <text:p>04.01. 07:00</text:p>
          </table:table-cell>
          <table:table-cell office:value-type="float" office:value="79" table:style-name="ce1">
            <text:p>7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8:00:00" table:style-name="ce13">
            <text:p>04.01. 08:00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08:59:59" table:style-name="ce13">
            <text:p>04.01. 08:59</text:p>
          </table:table-cell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0:00:00" table:style-name="ce13">
            <text:p>04.01. 10:00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1:00:00" table:style-name="ce13">
            <text:p>04.01. 11:00</text:p>
          </table:table-cell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1:59:59" table:style-name="ce13">
            <text:p>04.01. 11:59</text:p>
          </table:table-cell>
          <table:table-cell office:value-type="float" office:value="84" table:style-name="ce1">
            <text:p>8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3:00:00" table:style-name="ce13">
            <text:p>04.01. 13:00</text:p>
          </table:table-cell>
          <table:table-cell office:value-type="float" office:value="85" table:style-name="ce1">
            <text:p>8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4:00:00" table:style-name="ce13">
            <text:p>04.01. 14:00</text:p>
          </table:table-cell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4:59:59" table:style-name="ce13">
            <text:p>04.01. 14:59</text:p>
          </table:table-cell>
          <table:table-cell office:value-type="float" office:value="87" table:style-name="ce1">
            <text:p>8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6:00:00" table:style-name="ce13">
            <text:p>04.01. 16:00</text:p>
          </table:table-cell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7:00:00" table:style-name="ce13">
            <text:p>04.01. 17:00</text:p>
          </table:table-cell>
          <table:table-cell office:value-type="float" office:value="89" table:style-name="ce1">
            <text:p>8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7:59:59" table:style-name="ce13">
            <text:p>04.01. 17:59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19:00:00" table:style-name="ce13">
            <text:p>04.01. 19:00</text:p>
          </table:table-cell>
          <table:table-cell office:value-type="float" office:value="91" table:style-name="ce1">
            <text:p>9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20:00:00" table:style-name="ce13">
            <text:p>04.01. 20:00</text:p>
          </table:table-cell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20:59:59" table:style-name="ce13">
            <text:p>04.01. 20:59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21:59:59" table:style-name="ce13">
            <text:p>04.01. 21:59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22:59:59" table:style-name="ce13">
            <text:p>04.01. 22:59</text:p>
          </table:table-cell>
          <table:table-cell office:value-type="float" office:value="95" table:style-name="ce1">
            <text:p>9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4T23:59:59" table:style-name="ce13">
            <text:p>04.01. 23:59</text:p>
          </table:table-cell>
          <table:table-cell office:value-type="float" office:value="96" table:style-name="ce1">
            <text:p>9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0:59:59" table:style-name="ce13">
            <text:p>05.01. 00:59</text:p>
          </table:table-cell>
          <table:table-cell office:value-type="float" office:value="97" table:style-name="ce1">
            <text:p>9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2:00:00" table:style-name="ce13">
            <text:p>05.01. 02:00</text:p>
          </table:table-cell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2:59:59" table:style-name="ce13">
            <text:p>05.01. 02:59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4:00:00" table:style-name="ce13">
            <text:p>05.01. 04:0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5:00:00" table:style-name="ce13">
            <text:p>05.01. 05:00</text:p>
          </table:table-cell>
          <table:table-cell office:value-type="float" office:value="101" table:style-name="ce1">
            <text:p>10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5:59:59" table:style-name="ce13">
            <text:p>05.01. 05:59</text:p>
          </table:table-cell>
          <table:table-cell office:value-type="float" office:value="102" table:style-name="ce1">
            <text:p>10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7:00:00" table:style-name="ce13">
            <text:p>05.01. 07:00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8:00:00" table:style-name="ce13">
            <text:p>05.01. 08:00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08:59:59" table:style-name="ce13">
            <text:p>05.01. 08:59</text:p>
          </table:table-cell>
          <table:table-cell office:value-type="float" office:value="105" table:style-name="ce1">
            <text:p>10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0:00:00" table:style-name="ce13">
            <text:p>05.01. 10:00</text:p>
          </table:table-cell>
          <table:table-cell office:value-type="float" office:value="106" table:style-name="ce1">
            <text:p>10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1:00:00" table:style-name="ce13">
            <text:p>05.01. 11:00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1:59:59" table:style-name="ce13">
            <text:p>05.01. 11:59</text:p>
          </table:table-cell>
          <table:table-cell office:value-type="float" office:value="108" table:style-name="ce1">
            <text:p>10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3:00:00" table:style-name="ce13">
            <text:p>05.01. 13:00</text:p>
          </table:table-cell>
          <table:table-cell office:value-type="float" office:value="109" table:style-name="ce1">
            <text:p>10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4:00:00" table:style-name="ce13">
            <text:p>05.01. 14:0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4:59:59" table:style-name="ce13">
            <text:p>05.01. 14:59</text:p>
          </table:table-cell>
          <table:table-cell office:value-type="float" office:value="111" table:style-name="ce1">
            <text:p>11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6:00:00" table:style-name="ce13">
            <text:p>05.01. 16:00</text:p>
          </table:table-cell>
          <table:table-cell office:value-type="float" office:value="112" table:style-name="ce1">
            <text:p>11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7:00:00" table:style-name="ce13">
            <text:p>05.01. 17:00</text:p>
          </table:table-cell>
          <table:table-cell office:value-type="float" office:value="113" table:style-name="ce1">
            <text:p>11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7:59:59" table:style-name="ce13">
            <text:p>05.01. 17:59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19:00:00" table:style-name="ce13">
            <text:p>05.01. 19:00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20:00:00" table:style-name="ce13">
            <text:p>05.01. 20:00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20:59:59" table:style-name="ce13">
            <text:p>05.01. 20:59</text:p>
          </table:table-cell>
          <table:table-cell office:value-type="float" office:value="117" table:style-name="ce1">
            <text:p>11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22:00:00" table:style-name="ce13">
            <text:p>05.01. 22:00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23:00:00" table:style-name="ce13">
            <text:p>05.01. 23:00</text:p>
          </table:table-cell>
          <table:table-cell office:value-type="float" office:value="119" table:style-name="ce1">
            <text:p>11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5T23:59:59" table:style-name="ce13">
            <text:p>05.01. 23:59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1:00:00" table:style-name="ce13">
            <text:p>06.01. 01:00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2:00:00" table:style-name="ce13">
            <text:p>06.01. 02:00</text:p>
          </table:table-cell>
          <table:table-cell office:value-type="float" office:value="122" table:style-name="ce1">
            <text:p>12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2:59:59" table:style-name="ce13">
            <text:p>06.01. 02:59</text:p>
          </table:table-cell>
          <table:table-cell office:value-type="float" office:value="123" table:style-name="ce1">
            <text:p>12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4:00:00" table:style-name="ce13">
            <text:p>06.01. 04:00</text:p>
          </table:table-cell>
          <table:table-cell office:value-type="float" office:value="124" table:style-name="ce1">
            <text:p>12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5:00:00" table:style-name="ce13">
            <text:p>06.01. 05:00</text:p>
          </table:table-cell>
          <table:table-cell office:value-type="float" office:value="125" table:style-name="ce1">
            <text:p>12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5:59:59" table:style-name="ce13">
            <text:p>06.01. 05:59</text:p>
          </table:table-cell>
          <table:table-cell office:value-type="float" office:value="126" table:style-name="ce1">
            <text:p>12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7:00:00" table:style-name="ce13">
            <text:p>06.01. 07:00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8:00:00" table:style-name="ce13">
            <text:p>06.01. 08:00</text:p>
          </table:table-cell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08:59:59" table:style-name="ce13">
            <text:p>06.01. 08:59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0:00:00" table:style-name="ce13">
            <text:p>06.01. 10:0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1:00:00" table:style-name="ce13">
            <text:p>06.01. 11:00</text:p>
          </table:table-cell>
          <table:table-cell office:value-type="float" office:value="131" table:style-name="ce1">
            <text:p>13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1:59:59" table:style-name="ce13">
            <text:p>06.01. 11:59</text:p>
          </table:table-cell>
          <table:table-cell office:value-type="float" office:value="132" table:style-name="ce1">
            <text:p>13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3:00:00" table:style-name="ce13">
            <text:p>06.01. 13:00</text:p>
          </table:table-cell>
          <table:table-cell office:value-type="float" office:value="133" table:style-name="ce1">
            <text:p>13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4:00:00" table:style-name="ce13">
            <text:p>06.01. 14:00</text:p>
          </table:table-cell>
          <table:table-cell office:value-type="float" office:value="134" table:style-name="ce1">
            <text:p>13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4:59:59" table:style-name="ce13">
            <text:p>06.01. 14:59</text:p>
          </table:table-cell>
          <table:table-cell office:value-type="float" office:value="135" table:style-name="ce1">
            <text:p>13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6:00:00" table:style-name="ce13">
            <text:p>06.01. 16:00</text:p>
          </table:table-cell>
          <table:table-cell office:value-type="float" office:value="136" table:style-name="ce1">
            <text:p>13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7:00:00" table:style-name="ce13">
            <text:p>06.01. 17:00</text:p>
          </table:table-cell>
          <table:table-cell office:value-type="float" office:value="137" table:style-name="ce1">
            <text:p>13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7:59:59" table:style-name="ce13">
            <text:p>06.01. 17:59</text:p>
          </table:table-cell>
          <table:table-cell office:value-type="float" office:value="138" table:style-name="ce1">
            <text:p>13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19:00:00" table:style-name="ce13">
            <text:p>06.01. 19:00</text:p>
          </table:table-cell>
          <table:table-cell office:value-type="float" office:value="139" table:style-name="ce1">
            <text:p>13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20:00:00" table:style-name="ce13">
            <text:p>06.01. 20:00</text:p>
          </table:table-cell>
          <table:table-cell office:value-type="float" office:value="140" table:style-name="ce1">
            <text:p>14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20:59:59" table:style-name="ce13">
            <text:p>06.01. 20:59</text:p>
          </table:table-cell>
          <table:table-cell office:value-type="float" office:value="141" table:style-name="ce1">
            <text:p>14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21:59:59" table:style-name="ce13">
            <text:p>06.01. 21:59</text:p>
          </table:table-cell>
          <table:table-cell office:value-type="float" office:value="142" table:style-name="ce1">
            <text:p>14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22:59:59" table:style-name="ce13">
            <text:p>06.01. 22:59</text:p>
          </table:table-cell>
          <table:table-cell office:value-type="float" office:value="143" table:style-name="ce1">
            <text:p>14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6T23:59:59" table:style-name="ce13">
            <text:p>06.01. 23:59</text:p>
          </table:table-cell>
          <table:table-cell office:value-type="float" office:value="144" table:style-name="ce1">
            <text:p>14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0:59:59" table:style-name="ce13">
            <text:p>07.01. 00:59</text:p>
          </table:table-cell>
          <table:table-cell office:value-type="float" office:value="145" table:style-name="ce1">
            <text:p>14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2:00:00" table:style-name="ce13">
            <text:p>07.01. 02:00</text:p>
          </table:table-cell>
          <table:table-cell office:value-type="float" office:value="146" table:style-name="ce1">
            <text:p>14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2:59:59" table:style-name="ce13">
            <text:p>07.01. 02:59</text:p>
          </table:table-cell>
          <table:table-cell office:value-type="float" office:value="147" table:style-name="ce1">
            <text:p>14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4:00:00" table:style-name="ce13">
            <text:p>07.01. 04:00</text:p>
          </table:table-cell>
          <table:table-cell office:value-type="float" office:value="148" table:style-name="ce1">
            <text:p>14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5:00:00" table:style-name="ce13">
            <text:p>07.01. 05:00</text:p>
          </table:table-cell>
          <table:table-cell office:value-type="float" office:value="149" table:style-name="ce1">
            <text:p>14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5:59:59" table:style-name="ce13">
            <text:p>07.01. 05:59</text:p>
          </table:table-cell>
          <table:table-cell office:value-type="float" office:value="150" table:style-name="ce1">
            <text:p>15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7:00:00" table:style-name="ce13">
            <text:p>07.01. 07:00</text:p>
          </table:table-cell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8:00:00" table:style-name="ce13">
            <text:p>07.01. 08:00</text:p>
          </table:table-cell>
          <table:table-cell office:value-type="float" office:value="152" table:style-name="ce1">
            <text:p>15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08:59:59" table:style-name="ce13">
            <text:p>07.01. 08:59</text:p>
          </table:table-cell>
          <table:table-cell office:value-type="float" office:value="153" table:style-name="ce1">
            <text:p>15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0:00:00" table:style-name="ce13">
            <text:p>07.01. 10:00</text:p>
          </table:table-cell>
          <table:table-cell office:value-type="float" office:value="154" table:style-name="ce1">
            <text:p>15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1:00:00" table:style-name="ce13">
            <text:p>07.01. 11:00</text:p>
          </table:table-cell>
          <table:table-cell office:value-type="float" office:value="155" table:style-name="ce1">
            <text:p>15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1:59:59" table:style-name="ce13">
            <text:p>07.01. 11:59</text:p>
          </table:table-cell>
          <table:table-cell office:value-type="float" office:value="156" table:style-name="ce1">
            <text:p>15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3:00:00" table:style-name="ce13">
            <text:p>07.01. 13:00</text:p>
          </table:table-cell>
          <table:table-cell office:value-type="float" office:value="157" table:style-name="ce1">
            <text:p>15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4:00:00" table:style-name="ce13">
            <text:p>07.01. 14:00</text:p>
          </table:table-cell>
          <table:table-cell office:value-type="float" office:value="158" table:style-name="ce1">
            <text:p>15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4:59:59" table:style-name="ce13">
            <text:p>07.01. 14:59</text:p>
          </table:table-cell>
          <table:table-cell office:value-type="float" office:value="159" table:style-name="ce1">
            <text:p>15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6:00:00" table:style-name="ce13">
            <text:p>07.01. 16:00</text:p>
          </table:table-cell>
          <table:table-cell office:value-type="float" office:value="160" table:style-name="ce1">
            <text:p>16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7:00:00" table:style-name="ce13">
            <text:p>07.01. 17:00</text:p>
          </table:table-cell>
          <table:table-cell office:value-type="float" office:value="161" table:style-name="ce1">
            <text:p>16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7:59:59" table:style-name="ce13">
            <text:p>07.01. 17:59</text:p>
          </table:table-cell>
          <table:table-cell office:value-type="float" office:value="162" table:style-name="ce1">
            <text:p>16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19:00:00" table:style-name="ce13">
            <text:p>07.01. 19:00</text:p>
          </table:table-cell>
          <table:table-cell office:value-type="float" office:value="163" table:style-name="ce1">
            <text:p>16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20:00:00" table:style-name="ce13">
            <text:p>07.01. 20:00</text:p>
          </table:table-cell>
          <table:table-cell office:value-type="float" office:value="164" table:style-name="ce1">
            <text:p>16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20:59:59" table:style-name="ce13">
            <text:p>07.01. 20:59</text:p>
          </table:table-cell>
          <table:table-cell office:value-type="float" office:value="165" table:style-name="ce1">
            <text:p>16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22:00:00" table:style-name="ce13">
            <text:p>07.01. 22:00</text:p>
          </table:table-cell>
          <table:table-cell office:value-type="float" office:value="166" table:style-name="ce1">
            <text:p>16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23:00:00" table:style-name="ce13">
            <text:p>07.01. 23:00</text:p>
          </table:table-cell>
          <table:table-cell office:value-type="float" office:value="167" table:style-name="ce1">
            <text:p>16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7T23:59:59" table:style-name="ce13">
            <text:p>07.01. 23:59</text:p>
          </table:table-cell>
          <table:table-cell office:value-type="float" office:value="168" table:style-name="ce1">
            <text:p>16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date" office:date-value="2001-01-08T01:00:00" table:style-name="ce13">
            <text:p>08.01. 01:00</text:p>
          </table:table-cell>
          <table:table-cell office:value-type="float" office:value="169" table:style-name="ce1">
            <text:p>16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02:00:00" table:style-name="ce13">
            <text:p>08.01. 02:00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02:59:59" table:style-name="ce13">
            <text:p>08.01. 02:59</text:p>
          </table:table-cell>
          <table:table-cell office:value-type="float" office:value="171" table:style-name="ce1">
            <text:p>17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04:00:00" table:style-name="ce13">
            <text:p>08.01. 04:00</text:p>
          </table:table-cell>
          <table:table-cell office:value-type="float" office:value="172" table:style-name="ce1">
            <text:p>17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05:00:00" table:style-name="ce13">
            <text:p>08.01. 05:00</text:p>
          </table:table-cell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05:59:59" table:style-name="ce13">
            <text:p>08.01. 05:59</text:p>
          </table:table-cell>
          <table:table-cell office:value-type="float" office:value="174" table:style-name="ce1">
            <text:p>17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07:00:00" table:style-name="ce13">
            <text:p>08.01. 07:00</text:p>
          </table:table-cell>
          <table:table-cell office:value-type="float" office:value="175" table:style-name="ce1">
            <text:p>1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08:00:00" table:style-name="ce13">
            <text:p>08.01. 08:00</text:p>
          </table:table-cell>
          <table:table-cell office:value-type="float" office:value="176" table:style-name="ce1">
            <text:p>1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08:59:59" table:style-name="ce13">
            <text:p>08.01. 08:59</text:p>
          </table:table-cell>
          <table:table-cell office:value-type="float" office:value="177" table:style-name="ce1">
            <text:p>17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0:00:00" table:style-name="ce13">
            <text:p>08.01. 10:00</text:p>
          </table:table-cell>
          <table:table-cell office:value-type="float" office:value="178" table:style-name="ce1">
            <text:p>17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1:00:00" table:style-name="ce13">
            <text:p>08.01. 11:00</text:p>
          </table:table-cell>
          <table:table-cell office:value-type="float" office:value="179" table:style-name="ce1">
            <text:p>17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1:59:59" table:style-name="ce13">
            <text:p>08.01. 11:59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3:00:00" table:style-name="ce13">
            <text:p>08.01. 13:00</text:p>
          </table:table-cell>
          <table:table-cell office:value-type="float" office:value="181" table:style-name="ce1">
            <text:p>18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4:00:00" table:style-name="ce13">
            <text:p>08.01. 14:00</text:p>
          </table:table-cell>
          <table:table-cell office:value-type="float" office:value="182" table:style-name="ce1">
            <text:p>18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4:59:59" table:style-name="ce13">
            <text:p>08.01. 14:59</text:p>
          </table:table-cell>
          <table:table-cell office:value-type="float" office:value="183" table:style-name="ce1">
            <text:p>18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6:00:00" table:style-name="ce13">
            <text:p>08.01. 16:00</text:p>
          </table:table-cell>
          <table:table-cell office:value-type="float" office:value="184" table:style-name="ce1">
            <text:p>18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7:00:00" table:style-name="ce13">
            <text:p>08.01. 17:00</text:p>
          </table:table-cell>
          <table:table-cell office:value-type="float" office:value="185" table:style-name="ce1">
            <text:p>1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7:59:59" table:style-name="ce13">
            <text:p>08.01. 17:59</text:p>
          </table:table-cell>
          <table:table-cell office:value-type="float" office:value="186" table:style-name="ce1">
            <text:p>18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19:00:00" table:style-name="ce13">
            <text:p>08.01. 19:00</text:p>
          </table:table-cell>
          <table:table-cell office:value-type="float" office:value="187" table:style-name="ce1">
            <text:p>18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20:00:00" table:style-name="ce13">
            <text:p>08.01. 20:00</text:p>
          </table:table-cell>
          <table:table-cell office:value-type="float" office:value="188" table:style-name="ce1">
            <text:p>18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20:59:59" table:style-name="ce13">
            <text:p>08.01. 20:59</text:p>
          </table:table-cell>
          <table:table-cell office:value-type="float" office:value="189" table:style-name="ce1">
            <text:p>1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21:59:59" table:style-name="ce13">
            <text:p>08.01. 21:59</text:p>
          </table:table-cell>
          <table:table-cell office:value-type="float" office:value="190" table:style-name="ce1">
            <text:p>1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22:59:59" table:style-name="ce13">
            <text:p>08.01. 22:59</text:p>
          </table:table-cell>
          <table:table-cell office:value-type="float" office:value="191" table:style-name="ce1">
            <text:p>19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8T23:59:59" table:style-name="ce13">
            <text:p>08.01. 23:59</text:p>
          </table:table-cell>
          <table:table-cell office:value-type="float" office:value="192" table:style-name="ce1">
            <text:p>1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0:59:59" table:style-name="ce13">
            <text:p>09.01. 00:59</text:p>
          </table:table-cell>
          <table:table-cell office:value-type="float" office:value="193" table:style-name="ce1">
            <text:p>19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2:00:00" table:style-name="ce13">
            <text:p>09.01. 02:00</text:p>
          </table:table-cell>
          <table:table-cell office:value-type="float" office:value="194" table:style-name="ce1">
            <text:p>19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2:59:59" table:style-name="ce13">
            <text:p>09.01. 02:59</text:p>
          </table:table-cell>
          <table:table-cell office:value-type="float" office:value="195" table:style-name="ce1">
            <text:p>19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4:00:00" table:style-name="ce13">
            <text:p>09.01. 04:00</text:p>
          </table:table-cell>
          <table:table-cell office:value-type="float" office:value="196" table:style-name="ce1">
            <text:p>1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5:00:00" table:style-name="ce13">
            <text:p>09.01. 05:00</text:p>
          </table:table-cell>
          <table:table-cell office:value-type="float" office:value="197" table:style-name="ce1">
            <text:p>19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5:59:59" table:style-name="ce13">
            <text:p>09.01. 05:59</text:p>
          </table:table-cell>
          <table:table-cell office:value-type="float" office:value="198" table:style-name="ce1">
            <text:p>19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7:00:00" table:style-name="ce13">
            <text:p>09.01. 07:00</text:p>
          </table:table-cell>
          <table:table-cell office:value-type="float" office:value="199" table:style-name="ce1">
            <text:p>1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8:00:00" table:style-name="ce13">
            <text:p>09.01. 08:0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08:59:59" table:style-name="ce13">
            <text:p>09.01. 08:59</text:p>
          </table:table-cell>
          <table:table-cell office:value-type="float" office:value="201" table:style-name="ce1">
            <text:p>20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0:00:00" table:style-name="ce13">
            <text:p>09.01. 10:00</text:p>
          </table:table-cell>
          <table:table-cell office:value-type="float" office:value="202" table:style-name="ce1">
            <text:p>2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1:00:00" table:style-name="ce13">
            <text:p>09.01. 11:00</text:p>
          </table:table-cell>
          <table:table-cell office:value-type="float" office:value="203" table:style-name="ce1">
            <text:p>20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1:59:59" table:style-name="ce13">
            <text:p>09.01. 11:59</text:p>
          </table:table-cell>
          <table:table-cell office:value-type="float" office:value="204" table:style-name="ce1">
            <text:p>20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3:00:00" table:style-name="ce13">
            <text:p>09.01. 13:00</text:p>
          </table:table-cell>
          <table:table-cell office:value-type="float" office:value="205" table:style-name="ce1">
            <text:p>20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4:00:00" table:style-name="ce13">
            <text:p>09.01. 14:00</text:p>
          </table:table-cell>
          <table:table-cell office:value-type="float" office:value="206" table:style-name="ce1">
            <text:p>20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4:59:59" table:style-name="ce13">
            <text:p>09.01. 14:59</text:p>
          </table:table-cell>
          <table:table-cell office:value-type="float" office:value="207" table:style-name="ce1">
            <text:p>20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6:00:00" table:style-name="ce13">
            <text:p>09.01. 16:00</text:p>
          </table:table-cell>
          <table:table-cell office:value-type="float" office:value="208" table:style-name="ce1">
            <text:p>20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7:00:00" table:style-name="ce13">
            <text:p>09.01. 17:00</text:p>
          </table:table-cell>
          <table:table-cell office:value-type="float" office:value="209" table:style-name="ce1">
            <text:p>20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7:59:59" table:style-name="ce13">
            <text:p>09.01. 17:59</text:p>
          </table:table-cell>
          <table:table-cell office:value-type="float" office:value="210" table:style-name="ce1">
            <text:p>2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19:00:00" table:style-name="ce13">
            <text:p>09.01. 19:00</text:p>
          </table:table-cell>
          <table:table-cell office:value-type="float" office:value="211" table:style-name="ce1">
            <text:p>2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20:00:00" table:style-name="ce13">
            <text:p>09.01. 20:00</text:p>
          </table:table-cell>
          <table:table-cell office:value-type="float" office:value="212" table:style-name="ce1">
            <text:p>2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20:59:59" table:style-name="ce13">
            <text:p>09.01. 20:59</text:p>
          </table:table-cell>
          <table:table-cell office:value-type="float" office:value="213" table:style-name="ce1">
            <text:p>21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22:00:00" table:style-name="ce13">
            <text:p>09.01. 22:00</text:p>
          </table:table-cell>
          <table:table-cell office:value-type="float" office:value="214" table:style-name="ce1">
            <text:p>21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23:00:00" table:style-name="ce13">
            <text:p>09.01. 23:00</text:p>
          </table:table-cell>
          <table:table-cell office:value-type="float" office:value="215" table:style-name="ce1">
            <text:p>21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09T23:59:59" table:style-name="ce13">
            <text:p>09.01. 23:59</text:p>
          </table:table-cell>
          <table:table-cell office:value-type="float" office:value="216" table:style-name="ce1">
            <text:p>21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1:00:00" table:style-name="ce13">
            <text:p>10.01. 01:00</text:p>
          </table:table-cell>
          <table:table-cell office:value-type="float" office:value="217" table:style-name="ce1">
            <text:p>21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2:00:00" table:style-name="ce13">
            <text:p>10.01. 02:00</text:p>
          </table:table-cell>
          <table:table-cell office:value-type="float" office:value="218" table:style-name="ce1">
            <text:p>21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2:59:59" table:style-name="ce13">
            <text:p>10.01. 02:59</text:p>
          </table:table-cell>
          <table:table-cell office:value-type="float" office:value="219" table:style-name="ce1">
            <text:p>21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4:00:00" table:style-name="ce13">
            <text:p>10.01. 04:00</text:p>
          </table:table-cell>
          <table:table-cell office:value-type="float" office:value="220" table:style-name="ce1">
            <text:p>22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5:00:00" table:style-name="ce13">
            <text:p>10.01. 05:00</text:p>
          </table:table-cell>
          <table:table-cell office:value-type="float" office:value="221" table:style-name="ce1">
            <text:p>2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5:59:59" table:style-name="ce13">
            <text:p>10.01. 05:59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7:00:00" table:style-name="ce13">
            <text:p>10.01. 07:00</text:p>
          </table:table-cell>
          <table:table-cell office:value-type="float" office:value="223" table:style-name="ce1">
            <text:p>22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8:00:00" table:style-name="ce13">
            <text:p>10.01. 08:00</text:p>
          </table:table-cell>
          <table:table-cell office:value-type="float" office:value="224" table:style-name="ce1">
            <text:p>22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08:59:59" table:style-name="ce13">
            <text:p>10.01. 08:59</text:p>
          </table:table-cell>
          <table:table-cell office:value-type="float" office:value="225" table:style-name="ce1">
            <text:p>2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0:00:00" table:style-name="ce13">
            <text:p>10.01. 10:00</text:p>
          </table:table-cell>
          <table:table-cell office:value-type="float" office:value="226" table:style-name="ce1">
            <text:p>2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1:00:00" table:style-name="ce13">
            <text:p>10.01. 11:00</text:p>
          </table:table-cell>
          <table:table-cell office:value-type="float" office:value="227" table:style-name="ce1">
            <text:p>2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1:59:59" table:style-name="ce13">
            <text:p>10.01. 11:59</text:p>
          </table:table-cell>
          <table:table-cell office:value-type="float" office:value="228" table:style-name="ce1">
            <text:p>2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3:00:00" table:style-name="ce13">
            <text:p>10.01. 13:00</text:p>
          </table:table-cell>
          <table:table-cell office:value-type="float" office:value="229" table:style-name="ce1">
            <text:p>2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4:00:00" table:style-name="ce13">
            <text:p>10.01. 14:00</text:p>
          </table:table-cell>
          <table:table-cell office:value-type="float" office:value="230" table:style-name="ce1">
            <text:p>2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4:59:59" table:style-name="ce13">
            <text:p>10.01. 14:59</text:p>
          </table:table-cell>
          <table:table-cell office:value-type="float" office:value="231" table:style-name="ce1">
            <text:p>23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6:00:00" table:style-name="ce13">
            <text:p>10.01. 16:00</text:p>
          </table:table-cell>
          <table:table-cell office:value-type="float" office:value="232" table:style-name="ce1">
            <text:p>23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7:00:00" table:style-name="ce13">
            <text:p>10.01. 17:00</text:p>
          </table:table-cell>
          <table:table-cell office:value-type="float" office:value="233" table:style-name="ce1">
            <text:p>23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7:59:59" table:style-name="ce13">
            <text:p>10.01. 17:59</text:p>
          </table:table-cell>
          <table:table-cell office:value-type="float" office:value="234" table:style-name="ce1">
            <text:p>23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19:00:00" table:style-name="ce13">
            <text:p>10.01. 19:00</text:p>
          </table:table-cell>
          <table:table-cell office:value-type="float" office:value="235" table:style-name="ce1">
            <text:p>23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20:00:00" table:style-name="ce13">
            <text:p>10.01. 20:00</text:p>
          </table:table-cell>
          <table:table-cell office:value-type="float" office:value="236" table:style-name="ce1">
            <text:p>23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20:59:59" table:style-name="ce13">
            <text:p>10.01. 20:59</text:p>
          </table:table-cell>
          <table:table-cell office:value-type="float" office:value="237" table:style-name="ce1">
            <text:p>23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21:59:59" table:style-name="ce13">
            <text:p>10.01. 21:59</text:p>
          </table:table-cell>
          <table:table-cell office:value-type="float" office:value="238" table:style-name="ce1">
            <text:p>2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22:59:59" table:style-name="ce13">
            <text:p>10.01. 22:59</text:p>
          </table:table-cell>
          <table:table-cell office:value-type="float" office:value="239" table:style-name="ce1">
            <text:p>23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0T23:59:59" table:style-name="ce13">
            <text:p>10.01. 23:59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1:00:00" table:style-name="ce13">
            <text:p>11.01. 01:00</text:p>
          </table:table-cell>
          <table:table-cell office:value-type="float" office:value="241" table:style-name="ce1">
            <text:p>24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2:00:00" table:style-name="ce13">
            <text:p>11.01. 02:00</text:p>
          </table:table-cell>
          <table:table-cell office:value-type="float" office:value="242" table:style-name="ce1">
            <text:p>24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2:59:59" table:style-name="ce13">
            <text:p>11.01. 02:59</text:p>
          </table:table-cell>
          <table:table-cell office:value-type="float" office:value="243" table:style-name="ce1">
            <text:p>24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4:00:00" table:style-name="ce13">
            <text:p>11.01. 04:00</text:p>
          </table:table-cell>
          <table:table-cell office:value-type="float" office:value="244" table:style-name="ce1">
            <text:p>24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5:00:00" table:style-name="ce13">
            <text:p>11.01. 05:00</text:p>
          </table:table-cell>
          <table:table-cell office:value-type="float" office:value="245" table:style-name="ce1">
            <text:p>24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5:59:59" table:style-name="ce13">
            <text:p>11.01. 05:59</text:p>
          </table:table-cell>
          <table:table-cell office:value-type="float" office:value="246" table:style-name="ce1">
            <text:p>24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7:00:00" table:style-name="ce13">
            <text:p>11.01. 07:00</text:p>
          </table:table-cell>
          <table:table-cell office:value-type="float" office:value="247" table:style-name="ce1">
            <text:p>24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8:00:00" table:style-name="ce13">
            <text:p>11.01. 08:00</text:p>
          </table:table-cell>
          <table:table-cell office:value-type="float" office:value="248" table:style-name="ce1">
            <text:p>24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08:59:59" table:style-name="ce13">
            <text:p>11.01. 08:59</text:p>
          </table:table-cell>
          <table:table-cell office:value-type="float" office:value="249" table:style-name="ce1">
            <text:p>24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0:00:00" table:style-name="ce13">
            <text:p>11.01. 10:00</text:p>
          </table:table-cell>
          <table:table-cell office:value-type="float" office:value="250" table:style-name="ce1">
            <text:p>2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1:00:00" table:style-name="ce13">
            <text:p>11.01. 11:00</text:p>
          </table:table-cell>
          <table:table-cell office:value-type="float" office:value="251" table:style-name="ce1">
            <text:p>25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1:59:59" table:style-name="ce13">
            <text:p>11.01. 11:59</text:p>
          </table:table-cell>
          <table:table-cell office:value-type="float" office:value="252" table:style-name="ce1">
            <text:p>2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3:00:00" table:style-name="ce13">
            <text:p>11.01. 13:00</text:p>
          </table:table-cell>
          <table:table-cell office:value-type="float" office:value="253" table:style-name="ce1">
            <text:p>25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4:00:00" table:style-name="ce13">
            <text:p>11.01. 14:00</text:p>
          </table:table-cell>
          <table:table-cell office:value-type="float" office:value="254" table:style-name="ce1">
            <text:p>2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4:59:59" table:style-name="ce13">
            <text:p>11.01. 14:59</text:p>
          </table:table-cell>
          <table:table-cell office:value-type="float" office:value="255" table:style-name="ce1">
            <text:p>2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6:00:00" table:style-name="ce13">
            <text:p>11.01. 16:00</text:p>
          </table:table-cell>
          <table:table-cell office:value-type="float" office:value="256" table:style-name="ce1">
            <text:p>25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7:00:00" table:style-name="ce13">
            <text:p>11.01. 17:00</text:p>
          </table:table-cell>
          <table:table-cell office:value-type="float" office:value="257" table:style-name="ce1">
            <text:p>25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7:59:59" table:style-name="ce13">
            <text:p>11.01. 17:59</text:p>
          </table:table-cell>
          <table:table-cell office:value-type="float" office:value="258" table:style-name="ce1">
            <text:p>25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19:00:00" table:style-name="ce13">
            <text:p>11.01. 19:00</text:p>
          </table:table-cell>
          <table:table-cell office:value-type="float" office:value="259" table:style-name="ce1">
            <text:p>25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20:00:00" table:style-name="ce13">
            <text:p>11.01. 20:00</text:p>
          </table:table-cell>
          <table:table-cell office:value-type="float" office:value="260" table:style-name="ce1">
            <text:p>26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20:59:59" table:style-name="ce13">
            <text:p>11.01. 20:59</text:p>
          </table:table-cell>
          <table:table-cell office:value-type="float" office:value="261" table:style-name="ce1">
            <text:p>26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22:00:00" table:style-name="ce13">
            <text:p>11.01. 22:00</text:p>
          </table:table-cell>
          <table:table-cell office:value-type="float" office:value="262" table:style-name="ce1">
            <text:p>26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23:00:00" table:style-name="ce13">
            <text:p>11.01. 23:00</text:p>
          </table:table-cell>
          <table:table-cell office:value-type="float" office:value="263" table:style-name="ce1">
            <text:p>26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1T23:59:59" table:style-name="ce13">
            <text:p>11.01. 23:59</text:p>
          </table:table-cell>
          <table:table-cell office:value-type="float" office:value="264" table:style-name="ce1">
            <text:p>26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1:00:00" table:style-name="ce13">
            <text:p>12.01. 01:00</text:p>
          </table:table-cell>
          <table:table-cell office:value-type="float" office:value="265" table:style-name="ce1">
            <text:p>26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2:00:00" table:style-name="ce13">
            <text:p>12.01. 02:00</text:p>
          </table:table-cell>
          <table:table-cell office:value-type="float" office:value="266" table:style-name="ce1">
            <text:p>26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2:59:59" table:style-name="ce13">
            <text:p>12.01. 02:59</text:p>
          </table:table-cell>
          <table:table-cell office:value-type="float" office:value="267" table:style-name="ce1">
            <text:p>26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4:00:00" table:style-name="ce13">
            <text:p>12.01. 04:00</text:p>
          </table:table-cell>
          <table:table-cell office:value-type="float" office:value="268" table:style-name="ce1">
            <text:p>26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5:00:00" table:style-name="ce13">
            <text:p>12.01. 05:00</text:p>
          </table:table-cell>
          <table:table-cell office:value-type="float" office:value="269" table:style-name="ce1">
            <text:p>26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5:59:59" table:style-name="ce13">
            <text:p>12.01. 05:59</text:p>
          </table:table-cell>
          <table:table-cell office:value-type="float" office:value="270" table:style-name="ce1">
            <text:p>27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7:00:00" table:style-name="ce13">
            <text:p>12.01. 07:00</text:p>
          </table:table-cell>
          <table:table-cell office:value-type="float" office:value="271" table:style-name="ce1">
            <text:p>27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8:00:00" table:style-name="ce13">
            <text:p>12.01. 08:00</text:p>
          </table:table-cell>
          <table:table-cell office:value-type="float" office:value="272" table:style-name="ce1">
            <text:p>27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08:59:59" table:style-name="ce13">
            <text:p>12.01. 08:59</text:p>
          </table:table-cell>
          <table:table-cell office:value-type="float" office:value="273" table:style-name="ce1">
            <text:p>27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0:00:00" table:style-name="ce13">
            <text:p>12.01. 10:00</text:p>
          </table:table-cell>
          <table:table-cell office:value-type="float" office:value="274" table:style-name="ce1">
            <text:p>27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1:00:00" table:style-name="ce13">
            <text:p>12.01. 11:00</text:p>
          </table:table-cell>
          <table:table-cell office:value-type="float" office:value="275" table:style-name="ce1">
            <text:p>2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1:59:59" table:style-name="ce13">
            <text:p>12.01. 11:59</text:p>
          </table:table-cell>
          <table:table-cell office:value-type="float" office:value="276" table:style-name="ce1">
            <text:p>2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3:00:00" table:style-name="ce13">
            <text:p>12.01. 13:00</text:p>
          </table:table-cell>
          <table:table-cell office:value-type="float" office:value="277" table:style-name="ce1">
            <text:p>27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4:00:00" table:style-name="ce13">
            <text:p>12.01. 14:00</text:p>
          </table:table-cell>
          <table:table-cell office:value-type="float" office:value="278" table:style-name="ce1">
            <text:p>27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4:59:59" table:style-name="ce13">
            <text:p>12.01. 14:59</text:p>
          </table:table-cell>
          <table:table-cell office:value-type="float" office:value="279" table:style-name="ce1">
            <text:p>27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6:00:00" table:style-name="ce13">
            <text:p>12.01. 16:00</text:p>
          </table:table-cell>
          <table:table-cell office:value-type="float" office:value="280" table:style-name="ce1">
            <text:p>28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7:00:00" table:style-name="ce13">
            <text:p>12.01. 17:00</text:p>
          </table:table-cell>
          <table:table-cell office:value-type="float" office:value="281" table:style-name="ce1">
            <text:p>28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7:59:59" table:style-name="ce13">
            <text:p>12.01. 17:59</text:p>
          </table:table-cell>
          <table:table-cell office:value-type="float" office:value="282" table:style-name="ce1">
            <text:p>28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9:00:00" table:style-name="ce13">
            <text:p>12.01. 19:00</text:p>
          </table:table-cell>
          <table:table-cell office:value-type="float" office:value="283" table:style-name="ce1">
            <text:p>28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19:59:59" table:style-name="ce13">
            <text:p>12.01. 19:59</text:p>
          </table:table-cell>
          <table:table-cell office:value-type="float" office:value="284" table:style-name="ce1">
            <text:p>28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20:59:59" table:style-name="ce13">
            <text:p>12.01. 20:59</text:p>
          </table:table-cell>
          <table:table-cell office:value-type="float" office:value="285" table:style-name="ce1">
            <text:p>2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21:59:59" table:style-name="ce13">
            <text:p>12.01. 21:59</text:p>
          </table:table-cell>
          <table:table-cell office:value-type="float" office:value="286" table:style-name="ce1">
            <text:p>28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22:59:59" table:style-name="ce13">
            <text:p>12.01. 22:59</text:p>
          </table:table-cell>
          <table:table-cell office:value-type="float" office:value="287" table:style-name="ce1">
            <text:p>28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2T23:59:59" table:style-name="ce13">
            <text:p>12.01. 23:59</text:p>
          </table:table-cell>
          <table:table-cell office:value-type="float" office:value="288" table:style-name="ce1">
            <text:p>28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1:00:00" table:style-name="ce13">
            <text:p>13.01. 01:00</text:p>
          </table:table-cell>
          <table:table-cell office:value-type="float" office:value="289" table:style-name="ce1">
            <text:p>2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2:00:00" table:style-name="ce13">
            <text:p>13.01. 02:00</text:p>
          </table:table-cell>
          <table:table-cell office:value-type="float" office:value="290" table:style-name="ce1">
            <text:p>2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2:59:59" table:style-name="ce13">
            <text:p>13.01. 02:59</text:p>
          </table:table-cell>
          <table:table-cell office:value-type="float" office:value="291" table:style-name="ce1">
            <text:p>29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4:00:00" table:style-name="ce13">
            <text:p>13.01. 04:00</text:p>
          </table:table-cell>
          <table:table-cell office:value-type="float" office:value="292" table:style-name="ce1">
            <text:p>2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5:00:00" table:style-name="ce13">
            <text:p>13.01. 05:00</text:p>
          </table:table-cell>
          <table:table-cell office:value-type="float" office:value="293" table:style-name="ce1">
            <text:p>29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5:59:59" table:style-name="ce13">
            <text:p>13.01. 05:59</text:p>
          </table:table-cell>
          <table:table-cell office:value-type="float" office:value="294" table:style-name="ce1">
            <text:p>29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7:00:00" table:style-name="ce13">
            <text:p>13.01. 07:00</text:p>
          </table:table-cell>
          <table:table-cell office:value-type="float" office:value="295" table:style-name="ce1">
            <text:p>29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8:00:00" table:style-name="ce13">
            <text:p>13.01. 08:00</text:p>
          </table:table-cell>
          <table:table-cell office:value-type="float" office:value="296" table:style-name="ce1">
            <text:p>2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08:59:59" table:style-name="ce13">
            <text:p>13.01. 08:59</text:p>
          </table:table-cell>
          <table:table-cell office:value-type="float" office:value="297" table:style-name="ce1">
            <text:p>29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0:00:00" table:style-name="ce13">
            <text:p>13.01. 10:00</text:p>
          </table:table-cell>
          <table:table-cell office:value-type="float" office:value="298" table:style-name="ce1">
            <text:p>29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1:00:00" table:style-name="ce13">
            <text:p>13.01. 11:00</text:p>
          </table:table-cell>
          <table:table-cell office:value-type="float" office:value="299" table:style-name="ce1">
            <text:p>2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1:59:59" table:style-name="ce13">
            <text:p>13.01. 11:59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3:00:00" table:style-name="ce13">
            <text:p>13.01. 13:00</text:p>
          </table:table-cell>
          <table:table-cell office:value-type="float" office:value="301" table:style-name="ce1">
            <text:p>30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4:00:00" table:style-name="ce13">
            <text:p>13.01. 14:00</text:p>
          </table:table-cell>
          <table:table-cell office:value-type="float" office:value="302" table:style-name="ce1">
            <text:p>3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4:59:59" table:style-name="ce13">
            <text:p>13.01. 14:59</text:p>
          </table:table-cell>
          <table:table-cell office:value-type="float" office:value="303" table:style-name="ce1">
            <text:p>30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6:00:00" table:style-name="ce13">
            <text:p>13.01. 16:00</text:p>
          </table:table-cell>
          <table:table-cell office:value-type="float" office:value="304" table:style-name="ce1">
            <text:p>30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7:00:00" table:style-name="ce13">
            <text:p>13.01. 17:00</text:p>
          </table:table-cell>
          <table:table-cell office:value-type="float" office:value="305" table:style-name="ce1">
            <text:p>30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7:59:59" table:style-name="ce13">
            <text:p>13.01. 17:59</text:p>
          </table:table-cell>
          <table:table-cell office:value-type="float" office:value="306" table:style-name="ce1">
            <text:p>30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19:00:00" table:style-name="ce13">
            <text:p>13.01. 19:00</text:p>
          </table:table-cell>
          <table:table-cell office:value-type="float" office:value="307" table:style-name="ce1">
            <text:p>30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20:00:00" table:style-name="ce13">
            <text:p>13.01. 20:00</text:p>
          </table:table-cell>
          <table:table-cell office:value-type="float" office:value="308" table:style-name="ce1">
            <text:p>30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20:59:59" table:style-name="ce13">
            <text:p>13.01. 20:59</text:p>
          </table:table-cell>
          <table:table-cell office:value-type="float" office:value="309" table:style-name="ce1">
            <text:p>30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22:00:00" table:style-name="ce13">
            <text:p>13.01. 22:00</text:p>
          </table:table-cell>
          <table:table-cell office:value-type="float" office:value="310" table:style-name="ce1">
            <text:p>3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23:00:00" table:style-name="ce13">
            <text:p>13.01. 23:00</text:p>
          </table:table-cell>
          <table:table-cell office:value-type="float" office:value="311" table:style-name="ce1">
            <text:p>3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3T23:59:59" table:style-name="ce13">
            <text:p>13.01. 23:59</text:p>
          </table:table-cell>
          <table:table-cell office:value-type="float" office:value="312" table:style-name="ce1">
            <text:p>3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1:00:00" table:style-name="ce13">
            <text:p>14.01. 01:00</text:p>
          </table:table-cell>
          <table:table-cell office:value-type="float" office:value="313" table:style-name="ce1">
            <text:p>31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2:00:00" table:style-name="ce13">
            <text:p>14.01. 02:00</text:p>
          </table:table-cell>
          <table:table-cell office:value-type="float" office:value="314" table:style-name="ce1">
            <text:p>31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2:59:59" table:style-name="ce13">
            <text:p>14.01. 02:59</text:p>
          </table:table-cell>
          <table:table-cell office:value-type="float" office:value="315" table:style-name="ce1">
            <text:p>31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4:00:00" table:style-name="ce13">
            <text:p>14.01. 04:00</text:p>
          </table:table-cell>
          <table:table-cell office:value-type="float" office:value="316" table:style-name="ce1">
            <text:p>31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5:00:00" table:style-name="ce13">
            <text:p>14.01. 05:00</text:p>
          </table:table-cell>
          <table:table-cell office:value-type="float" office:value="317" table:style-name="ce1">
            <text:p>31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5:59:59" table:style-name="ce13">
            <text:p>14.01. 05:59</text:p>
          </table:table-cell>
          <table:table-cell office:value-type="float" office:value="318" table:style-name="ce1">
            <text:p>31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7:00:00" table:style-name="ce13">
            <text:p>14.01. 07:00</text:p>
          </table:table-cell>
          <table:table-cell office:value-type="float" office:value="319" table:style-name="ce1">
            <text:p>31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8:00:00" table:style-name="ce13">
            <text:p>14.01. 08:00</text:p>
          </table:table-cell>
          <table:table-cell office:value-type="float" office:value="320" table:style-name="ce1">
            <text:p>32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08:59:59" table:style-name="ce13">
            <text:p>14.01. 08:59</text:p>
          </table:table-cell>
          <table:table-cell office:value-type="float" office:value="321" table:style-name="ce1">
            <text:p>3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0:00:00" table:style-name="ce13">
            <text:p>14.01. 10:00</text:p>
          </table:table-cell>
          <table:table-cell office:value-type="float" office:value="322" table:style-name="ce1">
            <text:p>32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1:00:00" table:style-name="ce13">
            <text:p>14.01. 11:00</text:p>
          </table:table-cell>
          <table:table-cell office:value-type="float" office:value="323" table:style-name="ce1">
            <text:p>32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1:59:59" table:style-name="ce13">
            <text:p>14.01. 11:59</text:p>
          </table:table-cell>
          <table:table-cell office:value-type="float" office:value="324" table:style-name="ce1">
            <text:p>32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3:00:00" table:style-name="ce13">
            <text:p>14.01. 13:00</text:p>
          </table:table-cell>
          <table:table-cell office:value-type="float" office:value="325" table:style-name="ce1">
            <text:p>3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4:00:00" table:style-name="ce13">
            <text:p>14.01. 14:00</text:p>
          </table:table-cell>
          <table:table-cell office:value-type="float" office:value="326" table:style-name="ce1">
            <text:p>3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4:59:59" table:style-name="ce13">
            <text:p>14.01. 14:59</text:p>
          </table:table-cell>
          <table:table-cell office:value-type="float" office:value="327" table:style-name="ce1">
            <text:p>3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6:00:00" table:style-name="ce13">
            <text:p>14.01. 16:00</text:p>
          </table:table-cell>
          <table:table-cell office:value-type="float" office:value="328" table:style-name="ce1">
            <text:p>3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7:00:00" table:style-name="ce13">
            <text:p>14.01. 17:00</text:p>
          </table:table-cell>
          <table:table-cell office:value-type="float" office:value="329" table:style-name="ce1">
            <text:p>3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7:59:59" table:style-name="ce13">
            <text:p>14.01. 17:59</text:p>
          </table:table-cell>
          <table:table-cell office:value-type="float" office:value="330" table:style-name="ce1">
            <text:p>3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9:00:00" table:style-name="ce13">
            <text:p>14.01. 19:00</text:p>
          </table:table-cell>
          <table:table-cell office:value-type="float" office:value="331" table:style-name="ce1">
            <text:p>33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19:59:59" table:style-name="ce13">
            <text:p>14.01. 19:59</text:p>
          </table:table-cell>
          <table:table-cell office:value-type="float" office:value="332" table:style-name="ce1">
            <text:p>33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20:59:59" table:style-name="ce13">
            <text:p>14.01. 20:59</text:p>
          </table:table-cell>
          <table:table-cell office:value-type="float" office:value="333" table:style-name="ce1">
            <text:p>33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21:59:59" table:style-name="ce13">
            <text:p>14.01. 21:59</text:p>
          </table:table-cell>
          <table:table-cell office:value-type="float" office:value="334" table:style-name="ce1">
            <text:p>33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22:59:59" table:style-name="ce13">
            <text:p>14.01. 22:59</text:p>
          </table:table-cell>
          <table:table-cell office:value-type="float" office:value="335" table:style-name="ce1">
            <text:p>33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4T23:59:59" table:style-name="ce13">
            <text:p>14.01. 23:59</text:p>
          </table:table-cell>
          <table:table-cell office:value-type="float" office:value="336" table:style-name="ce1">
            <text:p>33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1:00:00" table:style-name="ce13">
            <text:p>15.01. 01:00</text:p>
          </table:table-cell>
          <table:table-cell office:value-type="float" office:value="337" table:style-name="ce1">
            <text:p>33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2:00:00" table:style-name="ce13">
            <text:p>15.01. 02:00</text:p>
          </table:table-cell>
          <table:table-cell office:value-type="float" office:value="338" table:style-name="ce1">
            <text:p>3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2:59:59" table:style-name="ce13">
            <text:p>15.01. 02:59</text:p>
          </table:table-cell>
          <table:table-cell office:value-type="float" office:value="339" table:style-name="ce1">
            <text:p>33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4:00:00" table:style-name="ce13">
            <text:p>15.01. 04:00</text:p>
          </table:table-cell>
          <table:table-cell office:value-type="float" office:value="340" table:style-name="ce1">
            <text:p>3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5:00:00" table:style-name="ce13">
            <text:p>15.01. 05:00</text:p>
          </table:table-cell>
          <table:table-cell office:value-type="float" office:value="341" table:style-name="ce1">
            <text:p>34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5:59:59" table:style-name="ce13">
            <text:p>15.01. 05:59</text:p>
          </table:table-cell>
          <table:table-cell office:value-type="float" office:value="342" table:style-name="ce1">
            <text:p>34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7:00:00" table:style-name="ce13">
            <text:p>15.01. 07:00</text:p>
          </table:table-cell>
          <table:table-cell office:value-type="float" office:value="343" table:style-name="ce1">
            <text:p>34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8:00:00" table:style-name="ce13">
            <text:p>15.01. 08:00</text:p>
          </table:table-cell>
          <table:table-cell office:value-type="float" office:value="344" table:style-name="ce1">
            <text:p>34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08:59:59" table:style-name="ce13">
            <text:p>15.01. 08:59</text:p>
          </table:table-cell>
          <table:table-cell office:value-type="float" office:value="345" table:style-name="ce1">
            <text:p>34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0:00:00" table:style-name="ce13">
            <text:p>15.01. 10:00</text:p>
          </table:table-cell>
          <table:table-cell office:value-type="float" office:value="346" table:style-name="ce1">
            <text:p>34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1:00:00" table:style-name="ce13">
            <text:p>15.01. 11:00</text:p>
          </table:table-cell>
          <table:table-cell office:value-type="float" office:value="347" table:style-name="ce1">
            <text:p>34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1:59:59" table:style-name="ce13">
            <text:p>15.01. 11:59</text:p>
          </table:table-cell>
          <table:table-cell office:value-type="float" office:value="348" table:style-name="ce1">
            <text:p>34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3:00:00" table:style-name="ce13">
            <text:p>15.01. 13:00</text:p>
          </table:table-cell>
          <table:table-cell office:value-type="float" office:value="349" table:style-name="ce1">
            <text:p>34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4:00:00" table:style-name="ce13">
            <text:p>15.01. 14:00</text:p>
          </table:table-cell>
          <table:table-cell office:value-type="float" office:value="350" table:style-name="ce1">
            <text:p>3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4:59:59" table:style-name="ce13">
            <text:p>15.01. 14:59</text:p>
          </table:table-cell>
          <table:table-cell office:value-type="float" office:value="351" table:style-name="ce1">
            <text:p>35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6:00:00" table:style-name="ce13">
            <text:p>15.01. 16:00</text:p>
          </table:table-cell>
          <table:table-cell office:value-type="float" office:value="352" table:style-name="ce1">
            <text:p>3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7:00:00" table:style-name="ce13">
            <text:p>15.01. 17:00</text:p>
          </table:table-cell>
          <table:table-cell office:value-type="float" office:value="353" table:style-name="ce1">
            <text:p>35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7:59:59" table:style-name="ce13">
            <text:p>15.01. 17:59</text:p>
          </table:table-cell>
          <table:table-cell office:value-type="float" office:value="354" table:style-name="ce1">
            <text:p>3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19:00:00" table:style-name="ce13">
            <text:p>15.01. 19:00</text:p>
          </table:table-cell>
          <table:table-cell office:value-type="float" office:value="355" table:style-name="ce1">
            <text:p>3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20:00:00" table:style-name="ce13">
            <text:p>15.01. 20:00</text:p>
          </table:table-cell>
          <table:table-cell office:value-type="float" office:value="356" table:style-name="ce1">
            <text:p>35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20:59:59" table:style-name="ce13">
            <text:p>15.01. 20:59</text:p>
          </table:table-cell>
          <table:table-cell office:value-type="float" office:value="357" table:style-name="ce1">
            <text:p>35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22:00:00" table:style-name="ce13">
            <text:p>15.01. 22:00</text:p>
          </table:table-cell>
          <table:table-cell office:value-type="float" office:value="358" table:style-name="ce1">
            <text:p>35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23:00:00" table:style-name="ce13">
            <text:p>15.01. 23:00</text:p>
          </table:table-cell>
          <table:table-cell office:value-type="float" office:value="359" table:style-name="ce1">
            <text:p>35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5T23:59:59" table:style-name="ce13">
            <text:p>15.01. 23:59</text:p>
          </table:table-cell>
          <table:table-cell office:value-type="float" office:value="360" table:style-name="ce1">
            <text:p>36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1:00:00" table:style-name="ce13">
            <text:p>16.01. 01:00</text:p>
          </table:table-cell>
          <table:table-cell office:value-type="float" office:value="361" table:style-name="ce1">
            <text:p>36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2:00:00" table:style-name="ce13">
            <text:p>16.01. 02:00</text:p>
          </table:table-cell>
          <table:table-cell office:value-type="float" office:value="362" table:style-name="ce1">
            <text:p>36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2:59:59" table:style-name="ce13">
            <text:p>16.01. 02:59</text:p>
          </table:table-cell>
          <table:table-cell office:value-type="float" office:value="363" table:style-name="ce1">
            <text:p>36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4:00:00" table:style-name="ce13">
            <text:p>16.01. 04:00</text:p>
          </table:table-cell>
          <table:table-cell office:value-type="float" office:value="364" table:style-name="ce1">
            <text:p>36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5:00:00" table:style-name="ce13">
            <text:p>16.01. 05:00</text:p>
          </table:table-cell>
          <table:table-cell office:value-type="float" office:value="365" table:style-name="ce1">
            <text:p>36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5:59:59" table:style-name="ce13">
            <text:p>16.01. 05:59</text:p>
          </table:table-cell>
          <table:table-cell office:value-type="float" office:value="366" table:style-name="ce1">
            <text:p>36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7:00:00" table:style-name="ce13">
            <text:p>16.01. 07:00</text:p>
          </table:table-cell>
          <table:table-cell office:value-type="float" office:value="367" table:style-name="ce1">
            <text:p>36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8:00:00" table:style-name="ce13">
            <text:p>16.01. 08:00</text:p>
          </table:table-cell>
          <table:table-cell office:value-type="float" office:value="368" table:style-name="ce1">
            <text:p>36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08:59:59" table:style-name="ce13">
            <text:p>16.01. 08:59</text:p>
          </table:table-cell>
          <table:table-cell office:value-type="float" office:value="369" table:style-name="ce1">
            <text:p>36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0:00:00" table:style-name="ce13">
            <text:p>16.01. 10:00</text:p>
          </table:table-cell>
          <table:table-cell office:value-type="float" office:value="370" table:style-name="ce1">
            <text:p>37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1:00:00" table:style-name="ce13">
            <text:p>16.01. 11:00</text:p>
          </table:table-cell>
          <table:table-cell office:value-type="float" office:value="371" table:style-name="ce1">
            <text:p>37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1:59:59" table:style-name="ce13">
            <text:p>16.01. 11:59</text:p>
          </table:table-cell>
          <table:table-cell office:value-type="float" office:value="372" table:style-name="ce1">
            <text:p>37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3:00:00" table:style-name="ce13">
            <text:p>16.01. 13:00</text:p>
          </table:table-cell>
          <table:table-cell office:value-type="float" office:value="373" table:style-name="ce1">
            <text:p>37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4:00:00" table:style-name="ce13">
            <text:p>16.01. 14:00</text:p>
          </table:table-cell>
          <table:table-cell office:value-type="float" office:value="374" table:style-name="ce1">
            <text:p>37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4:59:59" table:style-name="ce13">
            <text:p>16.01. 14:59</text:p>
          </table:table-cell>
          <table:table-cell office:value-type="float" office:value="375" table:style-name="ce1">
            <text:p>3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6:00:00" table:style-name="ce13">
            <text:p>16.01. 16:00</text:p>
          </table:table-cell>
          <table:table-cell office:value-type="float" office:value="376" table:style-name="ce1">
            <text:p>3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7:00:00" table:style-name="ce13">
            <text:p>16.01. 17:00</text:p>
          </table:table-cell>
          <table:table-cell office:value-type="float" office:value="377" table:style-name="ce1">
            <text:p>37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7:59:59" table:style-name="ce13">
            <text:p>16.01. 17:59</text:p>
          </table:table-cell>
          <table:table-cell office:value-type="float" office:value="378" table:style-name="ce1">
            <text:p>37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9:00:00" table:style-name="ce13">
            <text:p>16.01. 19:00</text:p>
          </table:table-cell>
          <table:table-cell office:value-type="float" office:value="379" table:style-name="ce1">
            <text:p>37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19:59:59" table:style-name="ce13">
            <text:p>16.01. 19:59</text:p>
          </table:table-cell>
          <table:table-cell office:value-type="float" office:value="380" table:style-name="ce1">
            <text:p>38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20:59:59" table:style-name="ce13">
            <text:p>16.01. 20:59</text:p>
          </table:table-cell>
          <table:table-cell office:value-type="float" office:value="381" table:style-name="ce1">
            <text:p>38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21:59:59" table:style-name="ce13">
            <text:p>16.01. 21:59</text:p>
          </table:table-cell>
          <table:table-cell office:value-type="float" office:value="382" table:style-name="ce1">
            <text:p>38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22:59:59" table:style-name="ce13">
            <text:p>16.01. 22:59</text:p>
          </table:table-cell>
          <table:table-cell office:value-type="float" office:value="383" table:style-name="ce1">
            <text:p>38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6T23:59:59" table:style-name="ce13">
            <text:p>16.01. 23:59</text:p>
          </table:table-cell>
          <table:table-cell office:value-type="float" office:value="384" table:style-name="ce1">
            <text:p>38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1:00:00" table:style-name="ce13">
            <text:p>17.01. 01:00</text:p>
          </table:table-cell>
          <table:table-cell office:value-type="float" office:value="385" table:style-name="ce1">
            <text:p>3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2:00:00" table:style-name="ce13">
            <text:p>17.01. 02:00</text:p>
          </table:table-cell>
          <table:table-cell office:value-type="float" office:value="386" table:style-name="ce1">
            <text:p>38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2:59:59" table:style-name="ce13">
            <text:p>17.01. 02:59</text:p>
          </table:table-cell>
          <table:table-cell office:value-type="float" office:value="387" table:style-name="ce1">
            <text:p>38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4:00:00" table:style-name="ce13">
            <text:p>17.01. 04:00</text:p>
          </table:table-cell>
          <table:table-cell office:value-type="float" office:value="388" table:style-name="ce1">
            <text:p>38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5:00:00" table:style-name="ce13">
            <text:p>17.01. 05:00</text:p>
          </table:table-cell>
          <table:table-cell office:value-type="float" office:value="389" table:style-name="ce1">
            <text:p>3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5:59:59" table:style-name="ce13">
            <text:p>17.01. 05:59</text:p>
          </table:table-cell>
          <table:table-cell office:value-type="float" office:value="390" table:style-name="ce1">
            <text:p>3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7:00:00" table:style-name="ce13">
            <text:p>17.01. 07:00</text:p>
          </table:table-cell>
          <table:table-cell office:value-type="float" office:value="391" table:style-name="ce1">
            <text:p>39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8:00:00" table:style-name="ce13">
            <text:p>17.01. 08:00</text:p>
          </table:table-cell>
          <table:table-cell office:value-type="float" office:value="392" table:style-name="ce1">
            <text:p>3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08:59:59" table:style-name="ce13">
            <text:p>17.01. 08:59</text:p>
          </table:table-cell>
          <table:table-cell office:value-type="float" office:value="393" table:style-name="ce1">
            <text:p>39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0:00:00" table:style-name="ce13">
            <text:p>17.01. 10:00</text:p>
          </table:table-cell>
          <table:table-cell office:value-type="float" office:value="394" table:style-name="ce1">
            <text:p>39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1:00:00" table:style-name="ce13">
            <text:p>17.01. 11:00</text:p>
          </table:table-cell>
          <table:table-cell office:value-type="float" office:value="395" table:style-name="ce1">
            <text:p>39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1:59:59" table:style-name="ce13">
            <text:p>17.01. 11:59</text:p>
          </table:table-cell>
          <table:table-cell office:value-type="float" office:value="396" table:style-name="ce1">
            <text:p>3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3:00:00" table:style-name="ce13">
            <text:p>17.01. 13:00</text:p>
          </table:table-cell>
          <table:table-cell office:value-type="float" office:value="397" table:style-name="ce1">
            <text:p>39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4:00:00" table:style-name="ce13">
            <text:p>17.01. 14:00</text:p>
          </table:table-cell>
          <table:table-cell office:value-type="float" office:value="398" table:style-name="ce1">
            <text:p>39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4:59:59" table:style-name="ce13">
            <text:p>17.01. 14:59</text:p>
          </table:table-cell>
          <table:table-cell office:value-type="float" office:value="399" table:style-name="ce1">
            <text:p>3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6:00:00" table:style-name="ce13">
            <text:p>17.01. 16:00</text:p>
          </table:table-cell>
          <table:table-cell office:value-type="float" office:value="400" table:style-name="ce1">
            <text:p>4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7:00:00" table:style-name="ce13">
            <text:p>17.01. 17:00</text:p>
          </table:table-cell>
          <table:table-cell office:value-type="float" office:value="401" table:style-name="ce1">
            <text:p>40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7:59:59" table:style-name="ce13">
            <text:p>17.01. 17:59</text:p>
          </table:table-cell>
          <table:table-cell office:value-type="float" office:value="402" table:style-name="ce1">
            <text:p>4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19:00:00" table:style-name="ce13">
            <text:p>17.01. 19:00</text:p>
          </table:table-cell>
          <table:table-cell office:value-type="float" office:value="403" table:style-name="ce1">
            <text:p>40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20:00:00" table:style-name="ce13">
            <text:p>17.01. 20:00</text:p>
          </table:table-cell>
          <table:table-cell office:value-type="float" office:value="404" table:style-name="ce1">
            <text:p>40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20:59:59" table:style-name="ce13">
            <text:p>17.01. 20:59</text:p>
          </table:table-cell>
          <table:table-cell office:value-type="float" office:value="405" table:style-name="ce1">
            <text:p>40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22:00:00" table:style-name="ce13">
            <text:p>17.01. 22:00</text:p>
          </table:table-cell>
          <table:table-cell office:value-type="float" office:value="406" table:style-name="ce1">
            <text:p>40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23:00:00" table:style-name="ce13">
            <text:p>17.01. 23:00</text:p>
          </table:table-cell>
          <table:table-cell office:value-type="float" office:value="407" table:style-name="ce1">
            <text:p>40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7T23:59:59" table:style-name="ce13">
            <text:p>17.01. 23:59</text:p>
          </table:table-cell>
          <table:table-cell office:value-type="float" office:value="408" table:style-name="ce1">
            <text:p>40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1:00:00" table:style-name="ce13">
            <text:p>18.01. 01:00</text:p>
          </table:table-cell>
          <table:table-cell office:value-type="float" office:value="409" table:style-name="ce1">
            <text:p>40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2:00:00" table:style-name="ce13">
            <text:p>18.01. 02:00</text:p>
          </table:table-cell>
          <table:table-cell office:value-type="float" office:value="410" table:style-name="ce1">
            <text:p>4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2:59:59" table:style-name="ce13">
            <text:p>18.01. 02:59</text:p>
          </table:table-cell>
          <table:table-cell office:value-type="float" office:value="411" table:style-name="ce1">
            <text:p>4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4:00:00" table:style-name="ce13">
            <text:p>18.01. 04:00</text:p>
          </table:table-cell>
          <table:table-cell office:value-type="float" office:value="412" table:style-name="ce1">
            <text:p>4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5:00:00" table:style-name="ce13">
            <text:p>18.01. 05:00</text:p>
          </table:table-cell>
          <table:table-cell office:value-type="float" office:value="413" table:style-name="ce1">
            <text:p>41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5:59:59" table:style-name="ce13">
            <text:p>18.01. 05:59</text:p>
          </table:table-cell>
          <table:table-cell office:value-type="float" office:value="414" table:style-name="ce1">
            <text:p>41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7:00:00" table:style-name="ce13">
            <text:p>18.01. 07:00</text:p>
          </table:table-cell>
          <table:table-cell office:value-type="float" office:value="415" table:style-name="ce1">
            <text:p>41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8:00:00" table:style-name="ce13">
            <text:p>18.01. 08:00</text:p>
          </table:table-cell>
          <table:table-cell office:value-type="float" office:value="416" table:style-name="ce1">
            <text:p>41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08:59:59" table:style-name="ce13">
            <text:p>18.01. 08:59</text:p>
          </table:table-cell>
          <table:table-cell office:value-type="float" office:value="417" table:style-name="ce1">
            <text:p>41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0:00:00" table:style-name="ce13">
            <text:p>18.01. 10:00</text:p>
          </table:table-cell>
          <table:table-cell office:value-type="float" office:value="418" table:style-name="ce1">
            <text:p>41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1:00:00" table:style-name="ce13">
            <text:p>18.01. 11:00</text:p>
          </table:table-cell>
          <table:table-cell office:value-type="float" office:value="419" table:style-name="ce1">
            <text:p>41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1:59:59" table:style-name="ce13">
            <text:p>18.01. 11:59</text:p>
          </table:table-cell>
          <table:table-cell office:value-type="float" office:value="420" table:style-name="ce1">
            <text:p>42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3:00:00" table:style-name="ce13">
            <text:p>18.01. 13:00</text:p>
          </table:table-cell>
          <table:table-cell office:value-type="float" office:value="421" table:style-name="ce1">
            <text:p>4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4:00:00" table:style-name="ce13">
            <text:p>18.01. 14:00</text:p>
          </table:table-cell>
          <table:table-cell office:value-type="float" office:value="422" table:style-name="ce1">
            <text:p>42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4:59:59" table:style-name="ce13">
            <text:p>18.01. 14:59</text:p>
          </table:table-cell>
          <table:table-cell office:value-type="float" office:value="423" table:style-name="ce1">
            <text:p>42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6:00:00" table:style-name="ce13">
            <text:p>18.01. 16:00</text:p>
          </table:table-cell>
          <table:table-cell office:value-type="float" office:value="424" table:style-name="ce1">
            <text:p>42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7:00:00" table:style-name="ce13">
            <text:p>18.01. 17:00</text:p>
          </table:table-cell>
          <table:table-cell office:value-type="float" office:value="425" table:style-name="ce1">
            <text:p>4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7:59:59" table:style-name="ce13">
            <text:p>18.01. 17:59</text:p>
          </table:table-cell>
          <table:table-cell office:value-type="float" office:value="426" table:style-name="ce1">
            <text:p>4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9:00:00" table:style-name="ce13">
            <text:p>18.01. 19:00</text:p>
          </table:table-cell>
          <table:table-cell office:value-type="float" office:value="427" table:style-name="ce1">
            <text:p>4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19:59:59" table:style-name="ce13">
            <text:p>18.01. 19:59</text:p>
          </table:table-cell>
          <table:table-cell office:value-type="float" office:value="428" table:style-name="ce1">
            <text:p>4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20:59:59" table:style-name="ce13">
            <text:p>18.01. 20:59</text:p>
          </table:table-cell>
          <table:table-cell office:value-type="float" office:value="429" table:style-name="ce1">
            <text:p>4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21:59:59" table:style-name="ce13">
            <text:p>18.01. 21:59</text:p>
          </table:table-cell>
          <table:table-cell office:value-type="float" office:value="430" table:style-name="ce1">
            <text:p>4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22:59:59" table:style-name="ce13">
            <text:p>18.01. 22:59</text:p>
          </table:table-cell>
          <table:table-cell office:value-type="float" office:value="431" table:style-name="ce1">
            <text:p>43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8T23:59:59" table:style-name="ce13">
            <text:p>18.01. 23:59</text:p>
          </table:table-cell>
          <table:table-cell office:value-type="float" office:value="432" table:style-name="ce1">
            <text:p>43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1:00:00" table:style-name="ce13">
            <text:p>19.01. 01:00</text:p>
          </table:table-cell>
          <table:table-cell office:value-type="float" office:value="433" table:style-name="ce1">
            <text:p>43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2:00:00" table:style-name="ce13">
            <text:p>19.01. 02:00</text:p>
          </table:table-cell>
          <table:table-cell office:value-type="float" office:value="434" table:style-name="ce1">
            <text:p>43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2:59:59" table:style-name="ce13">
            <text:p>19.01. 02:59</text:p>
          </table:table-cell>
          <table:table-cell office:value-type="float" office:value="435" table:style-name="ce1">
            <text:p>43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4:00:00" table:style-name="ce13">
            <text:p>19.01. 04:00</text:p>
          </table:table-cell>
          <table:table-cell office:value-type="float" office:value="436" table:style-name="ce1">
            <text:p>43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5:00:00" table:style-name="ce13">
            <text:p>19.01. 05:00</text:p>
          </table:table-cell>
          <table:table-cell office:value-type="float" office:value="437" table:style-name="ce1">
            <text:p>43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5:59:59" table:style-name="ce13">
            <text:p>19.01. 05:59</text:p>
          </table:table-cell>
          <table:table-cell office:value-type="float" office:value="438" table:style-name="ce1">
            <text:p>4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7:00:00" table:style-name="ce13">
            <text:p>19.01. 07:00</text:p>
          </table:table-cell>
          <table:table-cell office:value-type="float" office:value="439" table:style-name="ce1">
            <text:p>43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8:00:00" table:style-name="ce13">
            <text:p>19.01. 08:00</text:p>
          </table:table-cell>
          <table:table-cell office:value-type="float" office:value="440" table:style-name="ce1">
            <text:p>4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08:59:59" table:style-name="ce13">
            <text:p>19.01. 08:59</text:p>
          </table:table-cell>
          <table:table-cell office:value-type="float" office:value="441" table:style-name="ce1">
            <text:p>44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0:00:00" table:style-name="ce13">
            <text:p>19.01. 10:00</text:p>
          </table:table-cell>
          <table:table-cell office:value-type="float" office:value="442" table:style-name="ce1">
            <text:p>44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1:00:00" table:style-name="ce13">
            <text:p>19.01. 11:00</text:p>
          </table:table-cell>
          <table:table-cell office:value-type="float" office:value="443" table:style-name="ce1">
            <text:p>44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1:59:59" table:style-name="ce13">
            <text:p>19.01. 11:59</text:p>
          </table:table-cell>
          <table:table-cell office:value-type="float" office:value="444" table:style-name="ce1">
            <text:p>44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3:00:00" table:style-name="ce13">
            <text:p>19.01. 13:00</text:p>
          </table:table-cell>
          <table:table-cell office:value-type="float" office:value="445" table:style-name="ce1">
            <text:p>44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4:00:00" table:style-name="ce13">
            <text:p>19.01. 14:00</text:p>
          </table:table-cell>
          <table:table-cell office:value-type="float" office:value="446" table:style-name="ce1">
            <text:p>44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4:59:59" table:style-name="ce13">
            <text:p>19.01. 14:59</text:p>
          </table:table-cell>
          <table:table-cell office:value-type="float" office:value="447" table:style-name="ce1">
            <text:p>44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6:00:00" table:style-name="ce13">
            <text:p>19.01. 16:00</text:p>
          </table:table-cell>
          <table:table-cell office:value-type="float" office:value="448" table:style-name="ce1">
            <text:p>44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7:00:00" table:style-name="ce13">
            <text:p>19.01. 17:00</text:p>
          </table:table-cell>
          <table:table-cell office:value-type="float" office:value="449" table:style-name="ce1">
            <text:p>44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7:59:59" table:style-name="ce13">
            <text:p>19.01. 17:59</text:p>
          </table:table-cell>
          <table:table-cell office:value-type="float" office:value="450" table:style-name="ce1">
            <text:p>4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19:00:00" table:style-name="ce13">
            <text:p>19.01. 19:00</text:p>
          </table:table-cell>
          <table:table-cell office:value-type="float" office:value="451" table:style-name="ce1">
            <text:p>45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20:00:00" table:style-name="ce13">
            <text:p>19.01. 20:00</text:p>
          </table:table-cell>
          <table:table-cell office:value-type="float" office:value="452" table:style-name="ce1">
            <text:p>4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20:59:59" table:style-name="ce13">
            <text:p>19.01. 20:59</text:p>
          </table:table-cell>
          <table:table-cell office:value-type="float" office:value="453" table:style-name="ce1">
            <text:p>45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22:00:00" table:style-name="ce13">
            <text:p>19.01. 22:00</text:p>
          </table:table-cell>
          <table:table-cell office:value-type="float" office:value="454" table:style-name="ce1">
            <text:p>4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23:00:00" table:style-name="ce13">
            <text:p>19.01. 23:00</text:p>
          </table:table-cell>
          <table:table-cell office:value-type="float" office:value="455" table:style-name="ce1">
            <text:p>4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19T23:59:59" table:style-name="ce13">
            <text:p>19.01. 23:59</text:p>
          </table:table-cell>
          <table:table-cell office:value-type="float" office:value="456" table:style-name="ce1">
            <text:p>45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1:00:00" table:style-name="ce13">
            <text:p>20.01. 01:00</text:p>
          </table:table-cell>
          <table:table-cell office:value-type="float" office:value="457" table:style-name="ce1">
            <text:p>45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2:00:00" table:style-name="ce13">
            <text:p>20.01. 02:00</text:p>
          </table:table-cell>
          <table:table-cell office:value-type="float" office:value="458" table:style-name="ce1">
            <text:p>45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2:59:59" table:style-name="ce13">
            <text:p>20.01. 02:59</text:p>
          </table:table-cell>
          <table:table-cell office:value-type="float" office:value="459" table:style-name="ce1">
            <text:p>45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4:00:00" table:style-name="ce13">
            <text:p>20.01. 04:00</text:p>
          </table:table-cell>
          <table:table-cell office:value-type="float" office:value="460" table:style-name="ce1">
            <text:p>46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5:00:00" table:style-name="ce13">
            <text:p>20.01. 05:00</text:p>
          </table:table-cell>
          <table:table-cell office:value-type="float" office:value="461" table:style-name="ce1">
            <text:p>46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5:59:59" table:style-name="ce13">
            <text:p>20.01. 05:59</text:p>
          </table:table-cell>
          <table:table-cell office:value-type="float" office:value="462" table:style-name="ce1">
            <text:p>46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7:00:00" table:style-name="ce13">
            <text:p>20.01. 07:00</text:p>
          </table:table-cell>
          <table:table-cell office:value-type="float" office:value="463" table:style-name="ce1">
            <text:p>46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8:00:00" table:style-name="ce13">
            <text:p>20.01. 08:00</text:p>
          </table:table-cell>
          <table:table-cell office:value-type="float" office:value="464" table:style-name="ce1">
            <text:p>46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08:59:59" table:style-name="ce13">
            <text:p>20.01. 08:59</text:p>
          </table:table-cell>
          <table:table-cell office:value-type="float" office:value="465" table:style-name="ce1">
            <text:p>46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0:00:00" table:style-name="ce13">
            <text:p>20.01. 10:00</text:p>
          </table:table-cell>
          <table:table-cell office:value-type="float" office:value="466" table:style-name="ce1">
            <text:p>46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1:00:00" table:style-name="ce13">
            <text:p>20.01. 11:00</text:p>
          </table:table-cell>
          <table:table-cell office:value-type="float" office:value="467" table:style-name="ce1">
            <text:p>46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1:59:59" table:style-name="ce13">
            <text:p>20.01. 11:59</text:p>
          </table:table-cell>
          <table:table-cell office:value-type="float" office:value="468" table:style-name="ce1">
            <text:p>46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3:00:00" table:style-name="ce13">
            <text:p>20.01. 13:00</text:p>
          </table:table-cell>
          <table:table-cell office:value-type="float" office:value="469" table:style-name="ce1">
            <text:p>46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4:00:00" table:style-name="ce13">
            <text:p>20.01. 14:00</text:p>
          </table:table-cell>
          <table:table-cell office:value-type="float" office:value="470" table:style-name="ce1">
            <text:p>47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4:59:59" table:style-name="ce13">
            <text:p>20.01. 14:59</text:p>
          </table:table-cell>
          <table:table-cell office:value-type="float" office:value="471" table:style-name="ce1">
            <text:p>47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6:00:00" table:style-name="ce13">
            <text:p>20.01. 16:00</text:p>
          </table:table-cell>
          <table:table-cell office:value-type="float" office:value="472" table:style-name="ce1">
            <text:p>47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7:00:00" table:style-name="ce13">
            <text:p>20.01. 17:00</text:p>
          </table:table-cell>
          <table:table-cell office:value-type="float" office:value="473" table:style-name="ce1">
            <text:p>47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7:59:59" table:style-name="ce13">
            <text:p>20.01. 17:59</text:p>
          </table:table-cell>
          <table:table-cell office:value-type="float" office:value="474" table:style-name="ce1">
            <text:p>47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8:59:59" table:style-name="ce13">
            <text:p>20.01. 18:59</text:p>
          </table:table-cell>
          <table:table-cell office:value-type="float" office:value="475" table:style-name="ce1">
            <text:p>4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19:59:59" table:style-name="ce13">
            <text:p>20.01. 19:59</text:p>
          </table:table-cell>
          <table:table-cell office:value-type="float" office:value="476" table:style-name="ce1">
            <text:p>4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20:59:59" table:style-name="ce13">
            <text:p>20.01. 20:59</text:p>
          </table:table-cell>
          <table:table-cell office:value-type="float" office:value="477" table:style-name="ce1">
            <text:p>47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21:59:59" table:style-name="ce13">
            <text:p>20.01. 21:59</text:p>
          </table:table-cell>
          <table:table-cell office:value-type="float" office:value="478" table:style-name="ce1">
            <text:p>47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22:59:59" table:style-name="ce13">
            <text:p>20.01. 22:59</text:p>
          </table:table-cell>
          <table:table-cell office:value-type="float" office:value="479" table:style-name="ce1">
            <text:p>47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0T23:59:59" table:style-name="ce13">
            <text:p>20.01. 23:59</text:p>
          </table:table-cell>
          <table:table-cell office:value-type="float" office:value="480" table:style-name="ce1">
            <text:p>48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1:00:00" table:style-name="ce13">
            <text:p>21.01. 01:00</text:p>
          </table:table-cell>
          <table:table-cell office:value-type="float" office:value="481" table:style-name="ce1">
            <text:p>48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2:00:00" table:style-name="ce13">
            <text:p>21.01. 02:00</text:p>
          </table:table-cell>
          <table:table-cell office:value-type="float" office:value="482" table:style-name="ce1">
            <text:p>48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2:59:59" table:style-name="ce13">
            <text:p>21.01. 02:59</text:p>
          </table:table-cell>
          <table:table-cell office:value-type="float" office:value="483" table:style-name="ce1">
            <text:p>48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4:00:00" table:style-name="ce13">
            <text:p>21.01. 04:00</text:p>
          </table:table-cell>
          <table:table-cell office:value-type="float" office:value="484" table:style-name="ce1">
            <text:p>48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5:00:00" table:style-name="ce13">
            <text:p>21.01. 05:00</text:p>
          </table:table-cell>
          <table:table-cell office:value-type="float" office:value="485" table:style-name="ce1">
            <text:p>4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5:59:59" table:style-name="ce13">
            <text:p>21.01. 05:59</text:p>
          </table:table-cell>
          <table:table-cell office:value-type="float" office:value="486" table:style-name="ce1">
            <text:p>48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7:00:00" table:style-name="ce13">
            <text:p>21.01. 07:00</text:p>
          </table:table-cell>
          <table:table-cell office:value-type="float" office:value="487" table:style-name="ce1">
            <text:p>48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8:00:00" table:style-name="ce13">
            <text:p>21.01. 08:00</text:p>
          </table:table-cell>
          <table:table-cell office:value-type="float" office:value="488" table:style-name="ce1">
            <text:p>48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08:59:59" table:style-name="ce13">
            <text:p>21.01. 08:59</text:p>
          </table:table-cell>
          <table:table-cell office:value-type="float" office:value="489" table:style-name="ce1">
            <text:p>4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0:00:00" table:style-name="ce13">
            <text:p>21.01. 10:00</text:p>
          </table:table-cell>
          <table:table-cell office:value-type="float" office:value="490" table:style-name="ce1">
            <text:p>4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1:00:00" table:style-name="ce13">
            <text:p>21.01. 11:00</text:p>
          </table:table-cell>
          <table:table-cell office:value-type="float" office:value="491" table:style-name="ce1">
            <text:p>49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1:59:59" table:style-name="ce13">
            <text:p>21.01. 11:59</text:p>
          </table:table-cell>
          <table:table-cell office:value-type="float" office:value="492" table:style-name="ce1">
            <text:p>4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3:00:00" table:style-name="ce13">
            <text:p>21.01. 13:00</text:p>
          </table:table-cell>
          <table:table-cell office:value-type="float" office:value="493" table:style-name="ce1">
            <text:p>49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4:00:00" table:style-name="ce13">
            <text:p>21.01. 14:00</text:p>
          </table:table-cell>
          <table:table-cell office:value-type="float" office:value="494" table:style-name="ce1">
            <text:p>49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4:59:59" table:style-name="ce13">
            <text:p>21.01. 14:59</text:p>
          </table:table-cell>
          <table:table-cell office:value-type="float" office:value="495" table:style-name="ce1">
            <text:p>49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6:00:00" table:style-name="ce13">
            <text:p>21.01. 16:00</text:p>
          </table:table-cell>
          <table:table-cell office:value-type="float" office:value="496" table:style-name="ce1">
            <text:p>4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7:00:00" table:style-name="ce13">
            <text:p>21.01. 17:00</text:p>
          </table:table-cell>
          <table:table-cell office:value-type="float" office:value="497" table:style-name="ce1">
            <text:p>49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7:59:59" table:style-name="ce13">
            <text:p>21.01. 17:59</text:p>
          </table:table-cell>
          <table:table-cell office:value-type="float" office:value="498" table:style-name="ce1">
            <text:p>49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19:00:00" table:style-name="ce13">
            <text:p>21.01. 19:00</text:p>
          </table:table-cell>
          <table:table-cell office:value-type="float" office:value="499" table:style-name="ce1">
            <text:p>4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20:00:00" table:style-name="ce13">
            <text:p>21.01. 20:00</text:p>
          </table:table-cell>
          <table:table-cell office:value-type="float" office:value="500" table:style-name="ce1">
            <text:p>5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20:59:59" table:style-name="ce13">
            <text:p>21.01. 20:59</text:p>
          </table:table-cell>
          <table:table-cell office:value-type="float" office:value="501" table:style-name="ce1">
            <text:p>50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22:00:00" table:style-name="ce13">
            <text:p>21.01. 22:00</text:p>
          </table:table-cell>
          <table:table-cell office:value-type="float" office:value="502" table:style-name="ce1">
            <text:p>5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23:00:00" table:style-name="ce13">
            <text:p>21.01. 23:00</text:p>
          </table:table-cell>
          <table:table-cell office:value-type="float" office:value="503" table:style-name="ce1">
            <text:p>50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1T23:59:59" table:style-name="ce13">
            <text:p>21.01. 23:59</text:p>
          </table:table-cell>
          <table:table-cell office:value-type="float" office:value="504" table:style-name="ce1">
            <text:p>50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1:00:00" table:style-name="ce13">
            <text:p>22.01. 01:00</text:p>
          </table:table-cell>
          <table:table-cell office:value-type="float" office:value="505" table:style-name="ce1">
            <text:p>50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2:00:00" table:style-name="ce13">
            <text:p>22.01. 02:00</text:p>
          </table:table-cell>
          <table:table-cell office:value-type="float" office:value="506" table:style-name="ce1">
            <text:p>50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2:59:59" table:style-name="ce13">
            <text:p>22.01. 02:59</text:p>
          </table:table-cell>
          <table:table-cell office:value-type="float" office:value="507" table:style-name="ce1">
            <text:p>50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4:00:00" table:style-name="ce13">
            <text:p>22.01. 04:00</text:p>
          </table:table-cell>
          <table:table-cell office:value-type="float" office:value="508" table:style-name="ce1">
            <text:p>50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5:00:00" table:style-name="ce13">
            <text:p>22.01. 05:00</text:p>
          </table:table-cell>
          <table:table-cell office:value-type="float" office:value="509" table:style-name="ce1">
            <text:p>50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5:59:59" table:style-name="ce13">
            <text:p>22.01. 05:59</text:p>
          </table:table-cell>
          <table:table-cell office:value-type="float" office:value="510" table:style-name="ce1">
            <text:p>5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7:00:00" table:style-name="ce13">
            <text:p>22.01. 07:00</text:p>
          </table:table-cell>
          <table:table-cell office:value-type="float" office:value="511" table:style-name="ce1">
            <text:p>5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8:00:00" table:style-name="ce13">
            <text:p>22.01. 08:00</text:p>
          </table:table-cell>
          <table:table-cell office:value-type="float" office:value="512" table:style-name="ce1">
            <text:p>5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08:59:59" table:style-name="ce13">
            <text:p>22.01. 08:59</text:p>
          </table:table-cell>
          <table:table-cell office:value-type="float" office:value="513" table:style-name="ce1">
            <text:p>51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0:00:00" table:style-name="ce13">
            <text:p>22.01. 10:00</text:p>
          </table:table-cell>
          <table:table-cell office:value-type="float" office:value="514" table:style-name="ce1">
            <text:p>51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1:00:00" table:style-name="ce13">
            <text:p>22.01. 11:00</text:p>
          </table:table-cell>
          <table:table-cell office:value-type="float" office:value="515" table:style-name="ce1">
            <text:p>51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1:59:59" table:style-name="ce13">
            <text:p>22.01. 11:59</text:p>
          </table:table-cell>
          <table:table-cell office:value-type="float" office:value="516" table:style-name="ce1">
            <text:p>51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3:00:00" table:style-name="ce13">
            <text:p>22.01. 13:00</text:p>
          </table:table-cell>
          <table:table-cell office:value-type="float" office:value="517" table:style-name="ce1">
            <text:p>51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4:00:00" table:style-name="ce13">
            <text:p>22.01. 14:00</text:p>
          </table:table-cell>
          <table:table-cell office:value-type="float" office:value="518" table:style-name="ce1">
            <text:p>51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4:59:59" table:style-name="ce13">
            <text:p>22.01. 14:59</text:p>
          </table:table-cell>
          <table:table-cell office:value-type="float" office:value="519" table:style-name="ce1">
            <text:p>51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6:00:00" table:style-name="ce13">
            <text:p>22.01. 16:00</text:p>
          </table:table-cell>
          <table:table-cell office:value-type="float" office:value="520" table:style-name="ce1">
            <text:p>52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7:00:00" table:style-name="ce13">
            <text:p>22.01. 17:00</text:p>
          </table:table-cell>
          <table:table-cell office:value-type="float" office:value="521" table:style-name="ce1">
            <text:p>5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7:59:59" table:style-name="ce13">
            <text:p>22.01. 17:59</text:p>
          </table:table-cell>
          <table:table-cell office:value-type="float" office:value="522" table:style-name="ce1">
            <text:p>52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8:59:59" table:style-name="ce13">
            <text:p>22.01. 18:59</text:p>
          </table:table-cell>
          <table:table-cell office:value-type="float" office:value="523" table:style-name="ce1">
            <text:p>52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19:59:59" table:style-name="ce13">
            <text:p>22.01. 19:59</text:p>
          </table:table-cell>
          <table:table-cell office:value-type="float" office:value="524" table:style-name="ce1">
            <text:p>52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20:59:59" table:style-name="ce13">
            <text:p>22.01. 20:59</text:p>
          </table:table-cell>
          <table:table-cell office:value-type="float" office:value="525" table:style-name="ce1">
            <text:p>5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21:59:59" table:style-name="ce13">
            <text:p>22.01. 21:59</text:p>
          </table:table-cell>
          <table:table-cell office:value-type="float" office:value="526" table:style-name="ce1">
            <text:p>5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22:59:59" table:style-name="ce13">
            <text:p>22.01. 22:59</text:p>
          </table:table-cell>
          <table:table-cell office:value-type="float" office:value="527" table:style-name="ce1">
            <text:p>5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2T23:59:59" table:style-name="ce13">
            <text:p>22.01. 23:59</text:p>
          </table:table-cell>
          <table:table-cell office:value-type="float" office:value="528" table:style-name="ce1">
            <text:p>5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1:00:00" table:style-name="ce13">
            <text:p>23.01. 01:00</text:p>
          </table:table-cell>
          <table:table-cell office:value-type="float" office:value="529" table:style-name="ce1">
            <text:p>5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2:00:00" table:style-name="ce13">
            <text:p>23.01. 02:00</text:p>
          </table:table-cell>
          <table:table-cell office:value-type="float" office:value="530" table:style-name="ce1">
            <text:p>5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2:59:59" table:style-name="ce13">
            <text:p>23.01. 02:59</text:p>
          </table:table-cell>
          <table:table-cell office:value-type="float" office:value="531" table:style-name="ce1">
            <text:p>53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4:00:00" table:style-name="ce13">
            <text:p>23.01. 04:00</text:p>
          </table:table-cell>
          <table:table-cell office:value-type="float" office:value="532" table:style-name="ce1">
            <text:p>53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5:00:00" table:style-name="ce13">
            <text:p>23.01. 05:00</text:p>
          </table:table-cell>
          <table:table-cell office:value-type="float" office:value="533" table:style-name="ce1">
            <text:p>53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5:59:59" table:style-name="ce13">
            <text:p>23.01. 05:59</text:p>
          </table:table-cell>
          <table:table-cell office:value-type="float" office:value="534" table:style-name="ce1">
            <text:p>53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7:00:00" table:style-name="ce13">
            <text:p>23.01. 07:00</text:p>
          </table:table-cell>
          <table:table-cell office:value-type="float" office:value="535" table:style-name="ce1">
            <text:p>53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8:00:00" table:style-name="ce13">
            <text:p>23.01. 08:00</text:p>
          </table:table-cell>
          <table:table-cell office:value-type="float" office:value="536" table:style-name="ce1">
            <text:p>53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08:59:59" table:style-name="ce13">
            <text:p>23.01. 08:59</text:p>
          </table:table-cell>
          <table:table-cell office:value-type="float" office:value="537" table:style-name="ce1">
            <text:p>53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0:00:00" table:style-name="ce13">
            <text:p>23.01. 10:00</text:p>
          </table:table-cell>
          <table:table-cell office:value-type="float" office:value="538" table:style-name="ce1">
            <text:p>5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1:00:00" table:style-name="ce13">
            <text:p>23.01. 11:00</text:p>
          </table:table-cell>
          <table:table-cell office:value-type="float" office:value="539" table:style-name="ce1">
            <text:p>53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1:59:59" table:style-name="ce13">
            <text:p>23.01. 11:59</text:p>
          </table:table-cell>
          <table:table-cell office:value-type="float" office:value="540" table:style-name="ce1">
            <text:p>5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3:00:00" table:style-name="ce13">
            <text:p>23.01. 13:00</text:p>
          </table:table-cell>
          <table:table-cell office:value-type="float" office:value="541" table:style-name="ce1">
            <text:p>54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4:00:00" table:style-name="ce13">
            <text:p>23.01. 14:00</text:p>
          </table:table-cell>
          <table:table-cell office:value-type="float" office:value="542" table:style-name="ce1">
            <text:p>54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4:59:59" table:style-name="ce13">
            <text:p>23.01. 14:59</text:p>
          </table:table-cell>
          <table:table-cell office:value-type="float" office:value="543" table:style-name="ce1">
            <text:p>54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6:00:00" table:style-name="ce13">
            <text:p>23.01. 16:00</text:p>
          </table:table-cell>
          <table:table-cell office:value-type="float" office:value="544" table:style-name="ce1">
            <text:p>54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7:00:00" table:style-name="ce13">
            <text:p>23.01. 17:00</text:p>
          </table:table-cell>
          <table:table-cell office:value-type="float" office:value="545" table:style-name="ce1">
            <text:p>54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7:59:59" table:style-name="ce13">
            <text:p>23.01. 17:59</text:p>
          </table:table-cell>
          <table:table-cell office:value-type="float" office:value="546" table:style-name="ce1">
            <text:p>54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19:00:00" table:style-name="ce13">
            <text:p>23.01. 19:00</text:p>
          </table:table-cell>
          <table:table-cell office:value-type="float" office:value="547" table:style-name="ce1">
            <text:p>54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20:00:00" table:style-name="ce13">
            <text:p>23.01. 20:00</text:p>
          </table:table-cell>
          <table:table-cell office:value-type="float" office:value="548" table:style-name="ce1">
            <text:p>54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20:59:59" table:style-name="ce13">
            <text:p>23.01. 20:59</text:p>
          </table:table-cell>
          <table:table-cell office:value-type="float" office:value="549" table:style-name="ce1">
            <text:p>54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22:00:00" table:style-name="ce13">
            <text:p>23.01. 22:00</text:p>
          </table:table-cell>
          <table:table-cell office:value-type="float" office:value="550" table:style-name="ce1">
            <text:p>5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23:00:00" table:style-name="ce13">
            <text:p>23.01. 23:00</text:p>
          </table:table-cell>
          <table:table-cell office:value-type="float" office:value="551" table:style-name="ce1">
            <text:p>55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3T23:59:59" table:style-name="ce13">
            <text:p>23.01. 23:59</text:p>
          </table:table-cell>
          <table:table-cell office:value-type="float" office:value="552" table:style-name="ce1">
            <text:p>5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1:00:00" table:style-name="ce13">
            <text:p>24.01. 01:00</text:p>
          </table:table-cell>
          <table:table-cell office:value-type="float" office:value="553" table:style-name="ce1">
            <text:p>55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2:00:00" table:style-name="ce13">
            <text:p>24.01. 02:00</text:p>
          </table:table-cell>
          <table:table-cell office:value-type="float" office:value="554" table:style-name="ce1">
            <text:p>5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2:59:59" table:style-name="ce13">
            <text:p>24.01. 02:59</text:p>
          </table:table-cell>
          <table:table-cell office:value-type="float" office:value="555" table:style-name="ce1">
            <text:p>5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4:00:00" table:style-name="ce13">
            <text:p>24.01. 04:00</text:p>
          </table:table-cell>
          <table:table-cell office:value-type="float" office:value="556" table:style-name="ce1">
            <text:p>55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5:00:00" table:style-name="ce13">
            <text:p>24.01. 05:00</text:p>
          </table:table-cell>
          <table:table-cell office:value-type="float" office:value="557" table:style-name="ce1">
            <text:p>55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5:59:59" table:style-name="ce13">
            <text:p>24.01. 05:59</text:p>
          </table:table-cell>
          <table:table-cell office:value-type="float" office:value="558" table:style-name="ce1">
            <text:p>55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7:00:00" table:style-name="ce13">
            <text:p>24.01. 07:00</text:p>
          </table:table-cell>
          <table:table-cell office:value-type="float" office:value="559" table:style-name="ce1">
            <text:p>55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8:00:00" table:style-name="ce13">
            <text:p>24.01. 08:00</text:p>
          </table:table-cell>
          <table:table-cell office:value-type="float" office:value="560" table:style-name="ce1">
            <text:p>56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08:59:59" table:style-name="ce13">
            <text:p>24.01. 08:59</text:p>
          </table:table-cell>
          <table:table-cell office:value-type="float" office:value="561" table:style-name="ce1">
            <text:p>56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0:00:00" table:style-name="ce13">
            <text:p>24.01. 10:00</text:p>
          </table:table-cell>
          <table:table-cell office:value-type="float" office:value="562" table:style-name="ce1">
            <text:p>56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1:00:00" table:style-name="ce13">
            <text:p>24.01. 11:00</text:p>
          </table:table-cell>
          <table:table-cell office:value-type="float" office:value="563" table:style-name="ce1">
            <text:p>56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1:59:59" table:style-name="ce13">
            <text:p>24.01. 11:59</text:p>
          </table:table-cell>
          <table:table-cell office:value-type="float" office:value="564" table:style-name="ce1">
            <text:p>56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3:00:00" table:style-name="ce13">
            <text:p>24.01. 13:00</text:p>
          </table:table-cell>
          <table:table-cell office:value-type="float" office:value="565" table:style-name="ce1">
            <text:p>56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4:00:00" table:style-name="ce13">
            <text:p>24.01. 14:00</text:p>
          </table:table-cell>
          <table:table-cell office:value-type="float" office:value="566" table:style-name="ce1">
            <text:p>56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4:59:59" table:style-name="ce13">
            <text:p>24.01. 14:59</text:p>
          </table:table-cell>
          <table:table-cell office:value-type="float" office:value="567" table:style-name="ce1">
            <text:p>56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6:00:00" table:style-name="ce13">
            <text:p>24.01. 16:00</text:p>
          </table:table-cell>
          <table:table-cell office:value-type="float" office:value="568" table:style-name="ce1">
            <text:p>56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7:00:00" table:style-name="ce13">
            <text:p>24.01. 17:00</text:p>
          </table:table-cell>
          <table:table-cell office:value-type="float" office:value="569" table:style-name="ce1">
            <text:p>56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7:59:59" table:style-name="ce13">
            <text:p>24.01. 17:59</text:p>
          </table:table-cell>
          <table:table-cell office:value-type="float" office:value="570" table:style-name="ce1">
            <text:p>57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8:59:59" table:style-name="ce13">
            <text:p>24.01. 18:59</text:p>
          </table:table-cell>
          <table:table-cell office:value-type="float" office:value="571" table:style-name="ce1">
            <text:p>57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19:59:59" table:style-name="ce13">
            <text:p>24.01. 19:59</text:p>
          </table:table-cell>
          <table:table-cell office:value-type="float" office:value="572" table:style-name="ce1">
            <text:p>57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20:59:59" table:style-name="ce13">
            <text:p>24.01. 20:59</text:p>
          </table:table-cell>
          <table:table-cell office:value-type="float" office:value="573" table:style-name="ce1">
            <text:p>57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21:59:59" table:style-name="ce13">
            <text:p>24.01. 21:59</text:p>
          </table:table-cell>
          <table:table-cell office:value-type="float" office:value="574" table:style-name="ce1">
            <text:p>57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22:59:59" table:style-name="ce13">
            <text:p>24.01. 22:59</text:p>
          </table:table-cell>
          <table:table-cell office:value-type="float" office:value="575" table:style-name="ce1">
            <text:p>5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4T23:59:59" table:style-name="ce13">
            <text:p>24.01. 23:59</text:p>
          </table:table-cell>
          <table:table-cell office:value-type="float" office:value="576" table:style-name="ce1">
            <text:p>5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1:00:00" table:style-name="ce13">
            <text:p>25.01. 01:00</text:p>
          </table:table-cell>
          <table:table-cell office:value-type="float" office:value="577" table:style-name="ce1">
            <text:p>57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2:00:00" table:style-name="ce13">
            <text:p>25.01. 02:00</text:p>
          </table:table-cell>
          <table:table-cell office:value-type="float" office:value="578" table:style-name="ce1">
            <text:p>57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2:59:59" table:style-name="ce13">
            <text:p>25.01. 02:59</text:p>
          </table:table-cell>
          <table:table-cell office:value-type="float" office:value="579" table:style-name="ce1">
            <text:p>57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4:00:00" table:style-name="ce13">
            <text:p>25.01. 04:00</text:p>
          </table:table-cell>
          <table:table-cell office:value-type="float" office:value="580" table:style-name="ce1">
            <text:p>58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5:00:00" table:style-name="ce13">
            <text:p>25.01. 05:00</text:p>
          </table:table-cell>
          <table:table-cell office:value-type="float" office:value="581" table:style-name="ce1">
            <text:p>58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5:59:59" table:style-name="ce13">
            <text:p>25.01. 05:59</text:p>
          </table:table-cell>
          <table:table-cell office:value-type="float" office:value="582" table:style-name="ce1">
            <text:p>58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7:00:00" table:style-name="ce13">
            <text:p>25.01. 07:00</text:p>
          </table:table-cell>
          <table:table-cell office:value-type="float" office:value="583" table:style-name="ce1">
            <text:p>58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8:00:00" table:style-name="ce13">
            <text:p>25.01. 08:00</text:p>
          </table:table-cell>
          <table:table-cell office:value-type="float" office:value="584" table:style-name="ce1">
            <text:p>58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08:59:59" table:style-name="ce13">
            <text:p>25.01. 08:59</text:p>
          </table:table-cell>
          <table:table-cell office:value-type="float" office:value="585" table:style-name="ce1">
            <text:p>5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0:00:00" table:style-name="ce13">
            <text:p>25.01. 10:00</text:p>
          </table:table-cell>
          <table:table-cell office:value-type="float" office:value="586" table:style-name="ce1">
            <text:p>58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1:00:00" table:style-name="ce13">
            <text:p>25.01. 11:00</text:p>
          </table:table-cell>
          <table:table-cell office:value-type="float" office:value="587" table:style-name="ce1">
            <text:p>58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1:59:59" table:style-name="ce13">
            <text:p>25.01. 11:59</text:p>
          </table:table-cell>
          <table:table-cell office:value-type="float" office:value="588" table:style-name="ce1">
            <text:p>58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3:00:00" table:style-name="ce13">
            <text:p>25.01. 13:00</text:p>
          </table:table-cell>
          <table:table-cell office:value-type="float" office:value="589" table:style-name="ce1">
            <text:p>5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4:00:00" table:style-name="ce13">
            <text:p>25.01. 14:00</text:p>
          </table:table-cell>
          <table:table-cell office:value-type="float" office:value="590" table:style-name="ce1">
            <text:p>5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4:59:59" table:style-name="ce13">
            <text:p>25.01. 14:59</text:p>
          </table:table-cell>
          <table:table-cell office:value-type="float" office:value="591" table:style-name="ce1">
            <text:p>59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6:00:00" table:style-name="ce13">
            <text:p>25.01. 16:00</text:p>
          </table:table-cell>
          <table:table-cell office:value-type="float" office:value="592" table:style-name="ce1">
            <text:p>5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7:00:00" table:style-name="ce13">
            <text:p>25.01. 17:00</text:p>
          </table:table-cell>
          <table:table-cell office:value-type="float" office:value="593" table:style-name="ce1">
            <text:p>59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7:59:59" table:style-name="ce13">
            <text:p>25.01. 17:59</text:p>
          </table:table-cell>
          <table:table-cell office:value-type="float" office:value="594" table:style-name="ce1">
            <text:p>59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19:00:00" table:style-name="ce13">
            <text:p>25.01. 19:00</text:p>
          </table:table-cell>
          <table:table-cell office:value-type="float" office:value="595" table:style-name="ce1">
            <text:p>59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20:00:00" table:style-name="ce13">
            <text:p>25.01. 20:00</text:p>
          </table:table-cell>
          <table:table-cell office:value-type="float" office:value="596" table:style-name="ce1">
            <text:p>5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20:59:59" table:style-name="ce13">
            <text:p>25.01. 20:59</text:p>
          </table:table-cell>
          <table:table-cell office:value-type="float" office:value="597" table:style-name="ce1">
            <text:p>59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22:00:00" table:style-name="ce13">
            <text:p>25.01. 22:00</text:p>
          </table:table-cell>
          <table:table-cell office:value-type="float" office:value="598" table:style-name="ce1">
            <text:p>59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23:00:00" table:style-name="ce13">
            <text:p>25.01. 23:00</text:p>
          </table:table-cell>
          <table:table-cell office:value-type="float" office:value="599" table:style-name="ce1">
            <text:p>5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5T23:59:59" table:style-name="ce13">
            <text:p>25.01. 23:59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1:00:00" table:style-name="ce13">
            <text:p>26.01. 01:00</text:p>
          </table:table-cell>
          <table:table-cell office:value-type="float" office:value="601" table:style-name="ce1">
            <text:p>60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2:00:00" table:style-name="ce13">
            <text:p>26.01. 02:00</text:p>
          </table:table-cell>
          <table:table-cell office:value-type="float" office:value="602" table:style-name="ce1">
            <text:p>6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2:59:59" table:style-name="ce13">
            <text:p>26.01. 02:59</text:p>
          </table:table-cell>
          <table:table-cell office:value-type="float" office:value="603" table:style-name="ce1">
            <text:p>60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4:00:00" table:style-name="ce13">
            <text:p>26.01. 04:00</text:p>
          </table:table-cell>
          <table:table-cell office:value-type="float" office:value="604" table:style-name="ce1">
            <text:p>60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5:00:00" table:style-name="ce13">
            <text:p>26.01. 05:00</text:p>
          </table:table-cell>
          <table:table-cell office:value-type="float" office:value="605" table:style-name="ce1">
            <text:p>60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5:59:59" table:style-name="ce13">
            <text:p>26.01. 05:59</text:p>
          </table:table-cell>
          <table:table-cell office:value-type="float" office:value="606" table:style-name="ce1">
            <text:p>60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7:00:00" table:style-name="ce13">
            <text:p>26.01. 07:00</text:p>
          </table:table-cell>
          <table:table-cell office:value-type="float" office:value="607" table:style-name="ce1">
            <text:p>60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8:00:00" table:style-name="ce13">
            <text:p>26.01. 08:00</text:p>
          </table:table-cell>
          <table:table-cell office:value-type="float" office:value="608" table:style-name="ce1">
            <text:p>60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08:59:59" table:style-name="ce13">
            <text:p>26.01. 08:59</text:p>
          </table:table-cell>
          <table:table-cell office:value-type="float" office:value="609" table:style-name="ce1">
            <text:p>60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0:00:00" table:style-name="ce13">
            <text:p>26.01. 10:00</text:p>
          </table:table-cell>
          <table:table-cell office:value-type="float" office:value="610" table:style-name="ce1">
            <text:p>6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1:00:00" table:style-name="ce13">
            <text:p>26.01. 11:00</text:p>
          </table:table-cell>
          <table:table-cell office:value-type="float" office:value="611" table:style-name="ce1">
            <text:p>6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1:59:59" table:style-name="ce13">
            <text:p>26.01. 11:59</text:p>
          </table:table-cell>
          <table:table-cell office:value-type="float" office:value="612" table:style-name="ce1">
            <text:p>6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3:00:00" table:style-name="ce13">
            <text:p>26.01. 13:00</text:p>
          </table:table-cell>
          <table:table-cell office:value-type="float" office:value="613" table:style-name="ce1">
            <text:p>61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4:00:00" table:style-name="ce13">
            <text:p>26.01. 14:00</text:p>
          </table:table-cell>
          <table:table-cell office:value-type="float" office:value="614" table:style-name="ce1">
            <text:p>61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4:59:59" table:style-name="ce13">
            <text:p>26.01. 14:59</text:p>
          </table:table-cell>
          <table:table-cell office:value-type="float" office:value="615" table:style-name="ce1">
            <text:p>61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6:00:00" table:style-name="ce13">
            <text:p>26.01. 16:00</text:p>
          </table:table-cell>
          <table:table-cell office:value-type="float" office:value="616" table:style-name="ce1">
            <text:p>61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7:00:00" table:style-name="ce13">
            <text:p>26.01. 17:00</text:p>
          </table:table-cell>
          <table:table-cell office:value-type="float" office:value="617" table:style-name="ce1">
            <text:p>61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7:59:59" table:style-name="ce13">
            <text:p>26.01. 17:59</text:p>
          </table:table-cell>
          <table:table-cell office:value-type="float" office:value="618" table:style-name="ce1">
            <text:p>61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8:59:59" table:style-name="ce13">
            <text:p>26.01. 18:59</text:p>
          </table:table-cell>
          <table:table-cell office:value-type="float" office:value="619" table:style-name="ce1">
            <text:p>61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19:59:59" table:style-name="ce13">
            <text:p>26.01. 19:59</text:p>
          </table:table-cell>
          <table:table-cell office:value-type="float" office:value="620" table:style-name="ce1">
            <text:p>62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20:59:59" table:style-name="ce13">
            <text:p>26.01. 20:59</text:p>
          </table:table-cell>
          <table:table-cell office:value-type="float" office:value="621" table:style-name="ce1">
            <text:p>6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21:59:59" table:style-name="ce13">
            <text:p>26.01. 21:59</text:p>
          </table:table-cell>
          <table:table-cell office:value-type="float" office:value="622" table:style-name="ce1">
            <text:p>62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23:00:00" table:style-name="ce13">
            <text:p>26.01. 23:00</text:p>
          </table:table-cell>
          <table:table-cell office:value-type="float" office:value="623" table:style-name="ce1">
            <text:p>62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6T23:59:59" table:style-name="ce13">
            <text:p>26.01. 23:59</text:p>
          </table:table-cell>
          <table:table-cell office:value-type="float" office:value="624" table:style-name="ce1">
            <text:p>62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1:00:00" table:style-name="ce13">
            <text:p>27.01. 01:00</text:p>
          </table:table-cell>
          <table:table-cell office:value-type="float" office:value="625" table:style-name="ce1">
            <text:p>6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2:00:00" table:style-name="ce13">
            <text:p>27.01. 02:00</text:p>
          </table:table-cell>
          <table:table-cell office:value-type="float" office:value="626" table:style-name="ce1">
            <text:p>6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2:59:59" table:style-name="ce13">
            <text:p>27.01. 02:59</text:p>
          </table:table-cell>
          <table:table-cell office:value-type="float" office:value="627" table:style-name="ce1">
            <text:p>6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4:00:00" table:style-name="ce13">
            <text:p>27.01. 04:00</text:p>
          </table:table-cell>
          <table:table-cell office:value-type="float" office:value="628" table:style-name="ce1">
            <text:p>6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5:00:00" table:style-name="ce13">
            <text:p>27.01. 05:00</text:p>
          </table:table-cell>
          <table:table-cell office:value-type="float" office:value="629" table:style-name="ce1">
            <text:p>6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5:59:59" table:style-name="ce13">
            <text:p>27.01. 05:59</text:p>
          </table:table-cell>
          <table:table-cell office:value-type="float" office:value="630" table:style-name="ce1">
            <text:p>6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7:00:00" table:style-name="ce13">
            <text:p>27.01. 07:00</text:p>
          </table:table-cell>
          <table:table-cell office:value-type="float" office:value="631" table:style-name="ce1">
            <text:p>63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8:00:00" table:style-name="ce13">
            <text:p>27.01. 08:00</text:p>
          </table:table-cell>
          <table:table-cell office:value-type="float" office:value="632" table:style-name="ce1">
            <text:p>63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08:59:59" table:style-name="ce13">
            <text:p>27.01. 08:59</text:p>
          </table:table-cell>
          <table:table-cell office:value-type="float" office:value="633" table:style-name="ce1">
            <text:p>63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0:00:00" table:style-name="ce13">
            <text:p>27.01. 10:00</text:p>
          </table:table-cell>
          <table:table-cell office:value-type="float" office:value="634" table:style-name="ce1">
            <text:p>63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1:00:00" table:style-name="ce13">
            <text:p>27.01. 11:00</text:p>
          </table:table-cell>
          <table:table-cell office:value-type="float" office:value="635" table:style-name="ce1">
            <text:p>63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1:59:59" table:style-name="ce13">
            <text:p>27.01. 11:59</text:p>
          </table:table-cell>
          <table:table-cell office:value-type="float" office:value="636" table:style-name="ce1">
            <text:p>63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3:00:00" table:style-name="ce13">
            <text:p>27.01. 13:00</text:p>
          </table:table-cell>
          <table:table-cell office:value-type="float" office:value="637" table:style-name="ce1">
            <text:p>63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4:00:00" table:style-name="ce13">
            <text:p>27.01. 14:00</text:p>
          </table:table-cell>
          <table:table-cell office:value-type="float" office:value="638" table:style-name="ce1">
            <text:p>6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4:59:59" table:style-name="ce13">
            <text:p>27.01. 14:59</text:p>
          </table:table-cell>
          <table:table-cell office:value-type="float" office:value="639" table:style-name="ce1">
            <text:p>63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6:00:00" table:style-name="ce13">
            <text:p>27.01. 16:00</text:p>
          </table:table-cell>
          <table:table-cell office:value-type="float" office:value="640" table:style-name="ce1">
            <text:p>6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7:00:00" table:style-name="ce13">
            <text:p>27.01. 17:00</text:p>
          </table:table-cell>
          <table:table-cell office:value-type="float" office:value="641" table:style-name="ce1">
            <text:p>64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7:59:59" table:style-name="ce13">
            <text:p>27.01. 17:59</text:p>
          </table:table-cell>
          <table:table-cell office:value-type="float" office:value="642" table:style-name="ce1">
            <text:p>64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19:00:00" table:style-name="ce13">
            <text:p>27.01. 19:00</text:p>
          </table:table-cell>
          <table:table-cell office:value-type="float" office:value="643" table:style-name="ce1">
            <text:p>64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20:00:00" table:style-name="ce13">
            <text:p>27.01. 20:00</text:p>
          </table:table-cell>
          <table:table-cell office:value-type="float" office:value="644" table:style-name="ce1">
            <text:p>64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20:59:59" table:style-name="ce13">
            <text:p>27.01. 20:59</text:p>
          </table:table-cell>
          <table:table-cell office:value-type="float" office:value="645" table:style-name="ce1">
            <text:p>64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22:00:00" table:style-name="ce13">
            <text:p>27.01. 22:00</text:p>
          </table:table-cell>
          <table:table-cell office:value-type="float" office:value="646" table:style-name="ce1">
            <text:p>64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23:00:00" table:style-name="ce13">
            <text:p>27.01. 23:00</text:p>
          </table:table-cell>
          <table:table-cell office:value-type="float" office:value="647" table:style-name="ce1">
            <text:p>64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7T23:59:59" table:style-name="ce13">
            <text:p>27.01. 23:59</text:p>
          </table:table-cell>
          <table:table-cell office:value-type="float" office:value="648" table:style-name="ce1">
            <text:p>64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1:00:00" table:style-name="ce13">
            <text:p>28.01. 01:00</text:p>
          </table:table-cell>
          <table:table-cell office:value-type="float" office:value="649" table:style-name="ce1">
            <text:p>64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2:00:00" table:style-name="ce13">
            <text:p>28.01. 02:00</text:p>
          </table:table-cell>
          <table:table-cell office:value-type="float" office:value="650" table:style-name="ce1">
            <text:p>6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2:59:59" table:style-name="ce13">
            <text:p>28.01. 02:59</text:p>
          </table:table-cell>
          <table:table-cell office:value-type="float" office:value="651" table:style-name="ce1">
            <text:p>65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4:00:00" table:style-name="ce13">
            <text:p>28.01. 04:00</text:p>
          </table:table-cell>
          <table:table-cell office:value-type="float" office:value="652" table:style-name="ce1">
            <text:p>6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5:00:00" table:style-name="ce13">
            <text:p>28.01. 05:00</text:p>
          </table:table-cell>
          <table:table-cell office:value-type="float" office:value="653" table:style-name="ce1">
            <text:p>65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5:59:59" table:style-name="ce13">
            <text:p>28.01. 05:59</text:p>
          </table:table-cell>
          <table:table-cell office:value-type="float" office:value="654" table:style-name="ce1">
            <text:p>6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7:00:00" table:style-name="ce13">
            <text:p>28.01. 07:00</text:p>
          </table:table-cell>
          <table:table-cell office:value-type="float" office:value="655" table:style-name="ce1">
            <text:p>6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8:00:00" table:style-name="ce13">
            <text:p>28.01. 08:00</text:p>
          </table:table-cell>
          <table:table-cell office:value-type="float" office:value="656" table:style-name="ce1">
            <text:p>65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08:59:59" table:style-name="ce13">
            <text:p>28.01. 08:59</text:p>
          </table:table-cell>
          <table:table-cell office:value-type="float" office:value="657" table:style-name="ce1">
            <text:p>65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0:00:00" table:style-name="ce13">
            <text:p>28.01. 10:00</text:p>
          </table:table-cell>
          <table:table-cell office:value-type="float" office:value="658" table:style-name="ce1">
            <text:p>65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1:00:00" table:style-name="ce13">
            <text:p>28.01. 11:00</text:p>
          </table:table-cell>
          <table:table-cell office:value-type="float" office:value="659" table:style-name="ce1">
            <text:p>65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1:59:59" table:style-name="ce13">
            <text:p>28.01. 11:59</text:p>
          </table:table-cell>
          <table:table-cell office:value-type="float" office:value="660" table:style-name="ce1">
            <text:p>66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3:00:00" table:style-name="ce13">
            <text:p>28.01. 13:00</text:p>
          </table:table-cell>
          <table:table-cell office:value-type="float" office:value="661" table:style-name="ce1">
            <text:p>66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4:00:00" table:style-name="ce13">
            <text:p>28.01. 14:00</text:p>
          </table:table-cell>
          <table:table-cell office:value-type="float" office:value="662" table:style-name="ce1">
            <text:p>66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4:59:59" table:style-name="ce13">
            <text:p>28.01. 14:59</text:p>
          </table:table-cell>
          <table:table-cell office:value-type="float" office:value="663" table:style-name="ce1">
            <text:p>66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6:00:00" table:style-name="ce13">
            <text:p>28.01. 16:00</text:p>
          </table:table-cell>
          <table:table-cell office:value-type="float" office:value="664" table:style-name="ce1">
            <text:p>66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7:00:00" table:style-name="ce13">
            <text:p>28.01. 17:00</text:p>
          </table:table-cell>
          <table:table-cell office:value-type="float" office:value="665" table:style-name="ce1">
            <text:p>66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7:59:59" table:style-name="ce13">
            <text:p>28.01. 17:59</text:p>
          </table:table-cell>
          <table:table-cell office:value-type="float" office:value="666" table:style-name="ce1">
            <text:p>66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8:59:59" table:style-name="ce13">
            <text:p>28.01. 18:59</text:p>
          </table:table-cell>
          <table:table-cell office:value-type="float" office:value="667" table:style-name="ce1">
            <text:p>66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19:59:59" table:style-name="ce13">
            <text:p>28.01. 19:59</text:p>
          </table:table-cell>
          <table:table-cell office:value-type="float" office:value="668" table:style-name="ce1">
            <text:p>66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20:59:59" table:style-name="ce13">
            <text:p>28.01. 20:59</text:p>
          </table:table-cell>
          <table:table-cell office:value-type="float" office:value="669" table:style-name="ce1">
            <text:p>66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21:59:59" table:style-name="ce13">
            <text:p>28.01. 21:59</text:p>
          </table:table-cell>
          <table:table-cell office:value-type="float" office:value="670" table:style-name="ce1">
            <text:p>67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23:00:00" table:style-name="ce13">
            <text:p>28.01. 23:00</text:p>
          </table:table-cell>
          <table:table-cell office:value-type="float" office:value="671" table:style-name="ce1">
            <text:p>67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8T23:59:59" table:style-name="ce13">
            <text:p>28.01. 23:59</text:p>
          </table:table-cell>
          <table:table-cell office:value-type="float" office:value="672" table:style-name="ce1">
            <text:p>67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1:00:00" table:style-name="ce13">
            <text:p>29.01. 01:00</text:p>
          </table:table-cell>
          <table:table-cell office:value-type="float" office:value="673" table:style-name="ce1">
            <text:p>67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2:00:00" table:style-name="ce13">
            <text:p>29.01. 02:00</text:p>
          </table:table-cell>
          <table:table-cell office:value-type="float" office:value="674" table:style-name="ce1">
            <text:p>67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2:59:59" table:style-name="ce13">
            <text:p>29.01. 02:59</text:p>
          </table:table-cell>
          <table:table-cell office:value-type="float" office:value="675" table:style-name="ce1">
            <text:p>6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4:00:00" table:style-name="ce13">
            <text:p>29.01. 04:00</text:p>
          </table:table-cell>
          <table:table-cell office:value-type="float" office:value="676" table:style-name="ce1">
            <text:p>6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5:00:00" table:style-name="ce13">
            <text:p>29.01. 05:00</text:p>
          </table:table-cell>
          <table:table-cell office:value-type="float" office:value="677" table:style-name="ce1">
            <text:p>67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5:59:59" table:style-name="ce13">
            <text:p>29.01. 05:59</text:p>
          </table:table-cell>
          <table:table-cell office:value-type="float" office:value="678" table:style-name="ce1">
            <text:p>67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7:00:00" table:style-name="ce13">
            <text:p>29.01. 07:00</text:p>
          </table:table-cell>
          <table:table-cell office:value-type="float" office:value="679" table:style-name="ce1">
            <text:p>67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8:00:00" table:style-name="ce13">
            <text:p>29.01. 08:00</text:p>
          </table:table-cell>
          <table:table-cell office:value-type="float" office:value="680" table:style-name="ce1">
            <text:p>68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08:59:59" table:style-name="ce13">
            <text:p>29.01. 08:59</text:p>
          </table:table-cell>
          <table:table-cell office:value-type="float" office:value="681" table:style-name="ce1">
            <text:p>68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0:00:00" table:style-name="ce13">
            <text:p>29.01. 10:00</text:p>
          </table:table-cell>
          <table:table-cell office:value-type="float" office:value="682" table:style-name="ce1">
            <text:p>68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1:00:00" table:style-name="ce13">
            <text:p>29.01. 11:00</text:p>
          </table:table-cell>
          <table:table-cell office:value-type="float" office:value="683" table:style-name="ce1">
            <text:p>68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1:59:59" table:style-name="ce13">
            <text:p>29.01. 11:59</text:p>
          </table:table-cell>
          <table:table-cell office:value-type="float" office:value="684" table:style-name="ce1">
            <text:p>68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3:00:00" table:style-name="ce13">
            <text:p>29.01. 13:00</text:p>
          </table:table-cell>
          <table:table-cell office:value-type="float" office:value="685" table:style-name="ce1">
            <text:p>6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4:00:00" table:style-name="ce13">
            <text:p>29.01. 14:00</text:p>
          </table:table-cell>
          <table:table-cell office:value-type="float" office:value="686" table:style-name="ce1">
            <text:p>68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4:59:59" table:style-name="ce13">
            <text:p>29.01. 14:59</text:p>
          </table:table-cell>
          <table:table-cell office:value-type="float" office:value="687" table:style-name="ce1">
            <text:p>68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6:00:00" table:style-name="ce13">
            <text:p>29.01. 16:00</text:p>
          </table:table-cell>
          <table:table-cell office:value-type="float" office:value="688" table:style-name="ce1">
            <text:p>68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7:00:00" table:style-name="ce13">
            <text:p>29.01. 17:00</text:p>
          </table:table-cell>
          <table:table-cell office:value-type="float" office:value="689" table:style-name="ce1">
            <text:p>6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7:59:59" table:style-name="ce13">
            <text:p>29.01. 17:59</text:p>
          </table:table-cell>
          <table:table-cell office:value-type="float" office:value="690" table:style-name="ce1">
            <text:p>6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19:00:00" table:style-name="ce13">
            <text:p>29.01. 19:00</text:p>
          </table:table-cell>
          <table:table-cell office:value-type="float" office:value="691" table:style-name="ce1">
            <text:p>69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20:00:00" table:style-name="ce13">
            <text:p>29.01. 20:00</text:p>
          </table:table-cell>
          <table:table-cell office:value-type="float" office:value="692" table:style-name="ce1">
            <text:p>6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20:59:59" table:style-name="ce13">
            <text:p>29.01. 20:59</text:p>
          </table:table-cell>
          <table:table-cell office:value-type="float" office:value="693" table:style-name="ce1">
            <text:p>69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22:00:00" table:style-name="ce13">
            <text:p>29.01. 22:00</text:p>
          </table:table-cell>
          <table:table-cell office:value-type="float" office:value="694" table:style-name="ce1">
            <text:p>69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23:00:00" table:style-name="ce13">
            <text:p>29.01. 23:00</text:p>
          </table:table-cell>
          <table:table-cell office:value-type="float" office:value="695" table:style-name="ce1">
            <text:p>69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29T23:59:59" table:style-name="ce13">
            <text:p>29.01. 23:59</text:p>
          </table:table-cell>
          <table:table-cell office:value-type="float" office:value="696" table:style-name="ce1">
            <text:p>6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1:00:00" table:style-name="ce13">
            <text:p>30.01. 01:00</text:p>
          </table:table-cell>
          <table:table-cell office:value-type="float" office:value="697" table:style-name="ce1">
            <text:p>69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2:00:00" table:style-name="ce13">
            <text:p>30.01. 02:00</text:p>
          </table:table-cell>
          <table:table-cell office:value-type="float" office:value="698" table:style-name="ce1">
            <text:p>69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2:59:59" table:style-name="ce13">
            <text:p>30.01. 02:59</text:p>
          </table:table-cell>
          <table:table-cell office:value-type="float" office:value="699" table:style-name="ce1">
            <text:p>6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4:00:00" table:style-name="ce13">
            <text:p>30.01. 04:00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5:00:00" table:style-name="ce13">
            <text:p>30.01. 05:00</text:p>
          </table:table-cell>
          <table:table-cell office:value-type="float" office:value="701" table:style-name="ce1">
            <text:p>70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5:59:59" table:style-name="ce13">
            <text:p>30.01. 05:59</text:p>
          </table:table-cell>
          <table:table-cell office:value-type="float" office:value="702" table:style-name="ce1">
            <text:p>7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7:00:00" table:style-name="ce13">
            <text:p>30.01. 07:00</text:p>
          </table:table-cell>
          <table:table-cell office:value-type="float" office:value="703" table:style-name="ce1">
            <text:p>70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8:00:00" table:style-name="ce13">
            <text:p>30.01. 08:00</text:p>
          </table:table-cell>
          <table:table-cell office:value-type="float" office:value="704" table:style-name="ce1">
            <text:p>70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08:59:59" table:style-name="ce13">
            <text:p>30.01. 08:59</text:p>
          </table:table-cell>
          <table:table-cell office:value-type="float" office:value="705" table:style-name="ce1">
            <text:p>70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0:00:00" table:style-name="ce13">
            <text:p>30.01. 10:00</text:p>
          </table:table-cell>
          <table:table-cell office:value-type="float" office:value="706" table:style-name="ce1">
            <text:p>70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1:00:00" table:style-name="ce13">
            <text:p>30.01. 11:00</text:p>
          </table:table-cell>
          <table:table-cell office:value-type="float" office:value="707" table:style-name="ce1">
            <text:p>70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1:59:59" table:style-name="ce13">
            <text:p>30.01. 11:59</text:p>
          </table:table-cell>
          <table:table-cell office:value-type="float" office:value="708" table:style-name="ce1">
            <text:p>70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3:00:00" table:style-name="ce13">
            <text:p>30.01. 13:00</text:p>
          </table:table-cell>
          <table:table-cell office:value-type="float" office:value="709" table:style-name="ce1">
            <text:p>70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4:00:00" table:style-name="ce13">
            <text:p>30.01. 14:00</text:p>
          </table:table-cell>
          <table:table-cell office:value-type="float" office:value="710" table:style-name="ce1">
            <text:p>7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4:59:59" table:style-name="ce13">
            <text:p>30.01. 14:59</text:p>
          </table:table-cell>
          <table:table-cell office:value-type="float" office:value="711" table:style-name="ce1">
            <text:p>7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6:00:00" table:style-name="ce13">
            <text:p>30.01. 16:00</text:p>
          </table:table-cell>
          <table:table-cell office:value-type="float" office:value="712" table:style-name="ce1">
            <text:p>7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7:00:00" table:style-name="ce13">
            <text:p>30.01. 17:00</text:p>
          </table:table-cell>
          <table:table-cell office:value-type="float" office:value="713" table:style-name="ce1">
            <text:p>71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7:59:59" table:style-name="ce13">
            <text:p>30.01. 17:59</text:p>
          </table:table-cell>
          <table:table-cell office:value-type="float" office:value="714" table:style-name="ce1">
            <text:p>71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8:59:59" table:style-name="ce13">
            <text:p>30.01. 18:59</text:p>
          </table:table-cell>
          <table:table-cell office:value-type="float" office:value="715" table:style-name="ce1">
            <text:p>71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19:59:59" table:style-name="ce13">
            <text:p>30.01. 19:59</text:p>
          </table:table-cell>
          <table:table-cell office:value-type="float" office:value="716" table:style-name="ce1">
            <text:p>71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20:59:59" table:style-name="ce13">
            <text:p>30.01. 20:59</text:p>
          </table:table-cell>
          <table:table-cell office:value-type="float" office:value="717" table:style-name="ce1">
            <text:p>71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21:59:59" table:style-name="ce13">
            <text:p>30.01. 21:59</text:p>
          </table:table-cell>
          <table:table-cell office:value-type="float" office:value="718" table:style-name="ce1">
            <text:p>71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23:00:00" table:style-name="ce13">
            <text:p>30.01. 23:00</text:p>
          </table:table-cell>
          <table:table-cell office:value-type="float" office:value="719" table:style-name="ce1">
            <text:p>71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0T23:59:59" table:style-name="ce13">
            <text:p>30.01. 23:59</text:p>
          </table:table-cell>
          <table:table-cell office:value-type="float" office:value="720" table:style-name="ce1">
            <text:p>72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1:00:00" table:style-name="ce13">
            <text:p>31.01. 01:00</text:p>
          </table:table-cell>
          <table:table-cell office:value-type="float" office:value="721" table:style-name="ce1">
            <text:p>7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2:00:00" table:style-name="ce13">
            <text:p>31.01. 02:00</text:p>
          </table:table-cell>
          <table:table-cell office:value-type="float" office:value="722" table:style-name="ce1">
            <text:p>72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2:59:59" table:style-name="ce13">
            <text:p>31.01. 02:59</text:p>
          </table:table-cell>
          <table:table-cell office:value-type="float" office:value="723" table:style-name="ce1">
            <text:p>72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4:00:00" table:style-name="ce13">
            <text:p>31.01. 04:00</text:p>
          </table:table-cell>
          <table:table-cell office:value-type="float" office:value="724" table:style-name="ce1">
            <text:p>72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5:00:00" table:style-name="ce13">
            <text:p>31.01. 05:00</text:p>
          </table:table-cell>
          <table:table-cell office:value-type="float" office:value="725" table:style-name="ce1">
            <text:p>7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5:59:59" table:style-name="ce13">
            <text:p>31.01. 05:59</text:p>
          </table:table-cell>
          <table:table-cell office:value-type="float" office:value="726" table:style-name="ce1">
            <text:p>7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7:00:00" table:style-name="ce13">
            <text:p>31.01. 07:00</text:p>
          </table:table-cell>
          <table:table-cell office:value-type="float" office:value="727" table:style-name="ce1">
            <text:p>7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8:00:00" table:style-name="ce13">
            <text:p>31.01. 08:00</text:p>
          </table:table-cell>
          <table:table-cell office:value-type="float" office:value="728" table:style-name="ce1">
            <text:p>7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08:59:59" table:style-name="ce13">
            <text:p>31.01. 08:59</text:p>
          </table:table-cell>
          <table:table-cell office:value-type="float" office:value="729" table:style-name="ce1">
            <text:p>7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0:00:00" table:style-name="ce13">
            <text:p>31.01. 10:00</text:p>
          </table:table-cell>
          <table:table-cell office:value-type="float" office:value="730" table:style-name="ce1">
            <text:p>7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1:00:00" table:style-name="ce13">
            <text:p>31.01. 11:00</text:p>
          </table:table-cell>
          <table:table-cell office:value-type="float" office:value="731" table:style-name="ce1">
            <text:p>73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1:59:59" table:style-name="ce13">
            <text:p>31.01. 11:59</text:p>
          </table:table-cell>
          <table:table-cell office:value-type="float" office:value="732" table:style-name="ce1">
            <text:p>73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3:00:00" table:style-name="ce13">
            <text:p>31.01. 13:00</text:p>
          </table:table-cell>
          <table:table-cell office:value-type="float" office:value="733" table:style-name="ce1">
            <text:p>73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4:00:00" table:style-name="ce13">
            <text:p>31.01. 14:00</text:p>
          </table:table-cell>
          <table:table-cell office:value-type="float" office:value="734" table:style-name="ce1">
            <text:p>73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4:59:59" table:style-name="ce13">
            <text:p>31.01. 14:59</text:p>
          </table:table-cell>
          <table:table-cell office:value-type="float" office:value="735" table:style-name="ce1">
            <text:p>73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6:00:00" table:style-name="ce13">
            <text:p>31.01. 16:00</text:p>
          </table:table-cell>
          <table:table-cell office:value-type="float" office:value="736" table:style-name="ce1">
            <text:p>73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7:00:00" table:style-name="ce13">
            <text:p>31.01. 17:00</text:p>
          </table:table-cell>
          <table:table-cell office:value-type="float" office:value="737" table:style-name="ce1">
            <text:p>73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7:59:59" table:style-name="ce13">
            <text:p>31.01. 17:59</text:p>
          </table:table-cell>
          <table:table-cell office:value-type="float" office:value="738" table:style-name="ce1">
            <text:p>7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19:00:00" table:style-name="ce13">
            <text:p>31.01. 19:00</text:p>
          </table:table-cell>
          <table:table-cell office:value-type="float" office:value="739" table:style-name="ce1">
            <text:p>73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20:00:00" table:style-name="ce13">
            <text:p>31.01. 20:00</text:p>
          </table:table-cell>
          <table:table-cell office:value-type="float" office:value="740" table:style-name="ce1">
            <text:p>7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20:59:59" table:style-name="ce13">
            <text:p>31.01. 20:59</text:p>
          </table:table-cell>
          <table:table-cell office:value-type="float" office:value="741" table:style-name="ce1">
            <text:p>74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22:00:00" table:style-name="ce13">
            <text:p>31.01. 22:00</text:p>
          </table:table-cell>
          <table:table-cell office:value-type="float" office:value="742" table:style-name="ce1">
            <text:p>74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date" office:date-value="2001-01-31T23:00:00" table:style-name="ce13">
            <text:p>31.01. 23:00</text:p>
          </table:table-cell>
          <table:table-cell office:value-type="float" office:value="743" table:style-name="ce1">
            <text:p>74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number-rows-repeated="10478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ephan Hirth</dc:creator>
    <meta:creation-date>2020-05-03T18:54:26Z</meta:creation-date>
    <dc:date>2022-05-05T09:16:02Z</dc:date>
    <meta:editing-cycles>5</meta:editing-cycles>
    <meta:editing-duration>PT0S</meta:editing-duration>
  </office:meta>
</office:document-meta>
</file>